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2pt" officeooo:rsid="000f8dad" officeooo:paragraph-rsid="000f8dad" style:font-size-asian="12pt" style:font-size-complex="12pt"/>
    </style:style>
    <style:style style:name="P2" style:family="paragraph" style:parent-style-name="Standard">
      <style:text-properties style:font-name="Liberation Sans" fo:font-size="12pt" officeooo:rsid="00179221" officeooo:paragraph-rsid="00225e3e" style:font-size-asian="12pt" style:font-size-complex="12pt"/>
    </style:style>
    <style:style style:name="P3" style:family="paragraph" style:parent-style-name="Standard">
      <style:text-properties style:font-name="Liberation Sans" fo:font-size="12pt" fo:font-weight="bold" officeooo:rsid="00179221" officeooo:paragraph-rsid="00179221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ans" fo:font-size="12pt" fo:font-weight="bold" officeooo:rsid="00179221" officeooo:paragraph-rsid="00225e3e" style:font-size-asian="12pt" style:font-weight-asian="bold" style:font-size-complex="12pt" style:font-weight-complex="bold"/>
    </style:style>
    <style:style style:name="P5" style:family="paragraph" style:parent-style-name="Text_20_body">
      <style:text-properties style:font-name="Liberation Sans" fo:font-size="12pt" officeooo:rsid="001db01e" officeooo:paragraph-rsid="001db01e" style:font-size-asian="12pt" style:font-size-complex="12pt"/>
    </style:style>
    <style:style style:name="P6" style:family="paragraph" style:parent-style-name="Text_20_body">
      <style:text-properties style:font-name="Liberation Sans" fo:font-size="12pt" officeooo:rsid="0054d657" officeooo:paragraph-rsid="0054d657" style:font-size-asian="12pt" style:font-size-complex="12pt"/>
    </style:style>
    <style:style style:name="P7" style:family="paragraph" style:parent-style-name="Text_20_body">
      <style:text-properties style:font-name="Liberation Sans" fo:font-size="12pt" officeooo:rsid="00557a41" officeooo:paragraph-rsid="000f8dad" style:font-size-asian="12pt" style:font-size-complex="12pt"/>
    </style:style>
    <style:style style:name="P8" style:family="paragraph" style:parent-style-name="Text_20_body">
      <style:text-properties style:font-name="Liberation Sans" fo:font-size="12pt" officeooo:rsid="00706666" officeooo:paragraph-rsid="00706666" style:font-size-asian="12pt" style:font-size-complex="12pt"/>
    </style:style>
    <style:style style:name="P9" style:family="paragraph" style:parent-style-name="Text_20_body">
      <style:text-properties style:font-name="Liberation Sans" fo:font-size="12pt" officeooo:rsid="006ba424" officeooo:paragraph-rsid="006ba424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style:font-name="Liberation Sans" fo:font-size="12pt" officeooo:rsid="005ba0b1" officeooo:paragraph-rsid="0095a29b" style:font-size-asian="12pt" style:font-size-complex="12pt"/>
    </style:style>
    <style:style style:name="P11" style:family="paragraph" style:parent-style-name="Text_20_body">
      <style:text-properties style:font-name="Liberation Sans" fo:font-size="12pt" fo:font-style="normal" officeooo:rsid="0037b73b" officeooo:paragraph-rsid="0037b73b" style:font-size-asian="12pt" style:font-style-asian="normal" style:font-size-complex="12pt" style:font-style-complex="normal"/>
    </style:style>
    <style:style style:name="P12" style:family="paragraph" style:parent-style-name="Text_20_body">
      <style:text-properties style:font-name="Liberation Sans" fo:font-size="12pt" fo:font-style="normal" officeooo:rsid="0037b73b" officeooo:paragraph-rsid="003b5d7c" style:font-size-asian="12pt" style:font-style-asian="normal" style:font-size-complex="12pt" style:font-style-complex="normal"/>
    </style:style>
    <style:style style:name="P13" style:family="paragraph" style:parent-style-name="Text_20_body">
      <style:text-properties style:font-name="Liberation Sans" fo:font-size="12pt" fo:font-style="normal" officeooo:rsid="00490608" officeooo:paragraph-rsid="00490608" style:font-size-asian="12pt" style:font-style-asian="normal" style:font-size-complex="12pt" style:font-style-complex="normal"/>
    </style:style>
    <style:style style:name="P14" style:family="paragraph" style:parent-style-name="Text_20_body">
      <style:text-properties style:font-name="Liberation Sans" fo:font-size="12pt" fo:font-style="normal" fo:font-weight="bold" officeooo:rsid="0033b788" officeooo:paragraph-rsid="0033b788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ext_20_body">
      <style:text-properties style:font-name="Liberation Sans" fo:font-size="12pt" fo:font-style="italic" officeooo:rsid="0026c812" officeooo:paragraph-rsid="0026c812" style:font-size-asian="12pt" style:font-style-asian="italic" style:font-size-complex="12pt" style:font-style-complex="italic"/>
    </style:style>
    <style:style style:name="P16" style:family="paragraph" style:parent-style-name="Text_20_body">
      <style:text-properties style:font-name="Liberation Sans" fo:font-size="12pt" fo:font-style="italic" officeooo:rsid="0033b788" officeooo:paragraph-rsid="0033b788" style:font-size-asian="12pt" style:font-style-asian="italic" style:font-size-complex="12pt" style:font-style-complex="italic"/>
    </style:style>
    <style:style style:name="P17" style:family="paragraph" style:parent-style-name="Text_20_body">
      <style:text-properties style:font-name="Liberation Sans" fo:font-size="12pt" fo:font-style="italic" officeooo:rsid="003e5f9c" officeooo:paragraph-rsid="003e5f9c" style:font-size-asian="12pt" style:font-style-asian="italic" style:font-size-complex="12pt" style:font-style-complex="italic"/>
    </style:style>
    <style:style style:name="P18" style:family="paragraph" style:parent-style-name="Text_20_body">
      <style:text-properties style:font-name="Liberation Sans" fo:font-size="12pt" fo:font-style="italic" officeooo:rsid="0041b77d" officeooo:paragraph-rsid="0041b77d" style:font-size-asian="12pt" style:font-style-asian="italic" style:font-size-complex="12pt" style:font-style-complex="italic"/>
    </style:style>
    <style:style style:name="P19" style:family="paragraph" style:parent-style-name="Text_20_body">
      <style:text-properties style:font-name="Liberation Sans" fo:font-size="12pt" fo:font-style="italic" officeooo:rsid="00476675" officeooo:paragraph-rsid="00476675" style:font-size-asian="12pt" style:font-style-asian="italic" style:font-size-complex="12pt" style:font-style-complex="italic"/>
    </style:style>
    <style:style style:name="P20" style:family="paragraph" style:parent-style-name="Text_20_body">
      <style:text-properties style:font-name="Liberation Sans" fo:font-size="12pt" fo:font-style="italic" officeooo:rsid="0079e738" officeooo:paragraph-rsid="0079e738" style:font-size-asian="12pt" style:font-style-asian="italic" style:font-size-complex="12pt" style:font-style-complex="italic"/>
    </style:style>
    <style:style style:name="P21" style:family="paragraph" style:parent-style-name="Text_20_body">
      <style:text-properties style:font-name="Liberation Sans" fo:font-size="12pt" fo:font-style="italic" officeooo:rsid="005ba0b1" officeooo:paragraph-rsid="005ba0b1" style:font-size-asian="12pt" style:font-style-asian="italic" style:font-size-complex="12pt" style:font-style-complex="italic"/>
    </style:style>
    <style:style style:name="P22" style:family="paragraph" style:parent-style-name="Text_20_body">
      <style:paragraph-properties fo:text-align="start" style:justify-single-word="false"/>
      <style:text-properties style:font-name="Liberation Sans" fo:font-size="12pt" fo:font-style="italic" officeooo:rsid="005ba0b1" officeooo:paragraph-rsid="0095a29b" style:font-size-asian="12pt" style:font-style-asian="italic" style:font-size-complex="12pt" style:font-style-complex="italic"/>
    </style:style>
    <style:style style:name="P23" style:family="paragraph" style:parent-style-name="Text_20_body">
      <style:text-properties style:font-name="Liberation Sans" fo:font-size="12pt" fo:font-weight="bold" officeooo:rsid="001f1640" officeooo:paragraph-rsid="001f1640" style:font-size-asian="12pt" style:font-weight-asian="bold" style:font-size-complex="12pt" style:font-weight-complex="bold"/>
    </style:style>
    <style:style style:name="P24" style:family="paragraph" style:parent-style-name="Text_20_body">
      <style:text-properties style:font-name="Liberation Sans" fo:font-size="12pt" fo:font-weight="bold" officeooo:rsid="008f3199" officeooo:paragraph-rsid="008f3199" style:font-size-asian="12pt" style:font-weight-asian="bold" style:font-size-complex="12pt" style:font-weight-complex="bold"/>
    </style:style>
    <style:style style:name="P25" style:family="paragraph" style:parent-style-name="Text_20_body">
      <style:text-properties style:font-name="Liberation Sans" fo:font-size="12pt" fo:font-weight="bold" officeooo:rsid="008f3199" officeooo:paragraph-rsid="00953555" style:font-size-asian="12pt" style:font-weight-asian="bold" style:font-size-complex="12pt" style:font-weight-complex="bold"/>
    </style:style>
    <style:style style:name="P26" style:family="paragraph" style:parent-style-name="Text_20_body">
      <style:text-properties style:font-name="Liberation Sans" fo:font-size="12pt" style:text-underline-style="solid" style:text-underline-width="auto" style:text-underline-color="font-color" fo:font-weight="bold" officeooo:rsid="00808233" officeooo:paragraph-rsid="00808233" style:font-size-asian="12pt" style:font-weight-asian="bold" style:font-size-complex="12pt" style:font-weight-complex="bold"/>
    </style:style>
    <style:style style:name="P27" style:family="paragraph" style:parent-style-name="Text_20_body">
      <style:text-properties officeooo:paragraph-rsid="00503674"/>
    </style:style>
    <style:style style:name="P28" style:family="paragraph" style:parent-style-name="Text_20_body">
      <style:text-properties officeooo:paragraph-rsid="0058e47e"/>
    </style:style>
    <style:style style:name="P29" style:family="paragraph" style:parent-style-name="Text_20_body">
      <style:text-properties officeooo:paragraph-rsid="0059d484"/>
    </style:style>
    <style:style style:name="P30" style:family="paragraph" style:parent-style-name="Text_20_body">
      <style:text-properties officeooo:rsid="005ba0b1" officeooo:paragraph-rsid="005ba0b1"/>
    </style:style>
    <style:style style:name="P31" style:family="paragraph" style:parent-style-name="Text_20_body">
      <style:text-properties officeooo:paragraph-rsid="0069dcfd"/>
    </style:style>
    <style:style style:name="P32" style:family="paragraph" style:parent-style-name="Text_20_body">
      <style:text-properties officeooo:paragraph-rsid="006fd687"/>
    </style:style>
    <style:style style:name="P33" style:family="paragraph" style:parent-style-name="Text_20_body">
      <style:text-properties officeooo:rsid="00706666" officeooo:paragraph-rsid="00706666"/>
    </style:style>
    <style:style style:name="P34" style:family="paragraph" style:parent-style-name="Text_20_body">
      <style:text-properties officeooo:paragraph-rsid="0071fdac"/>
    </style:style>
    <style:style style:name="P35" style:family="paragraph" style:parent-style-name="Text_20_body">
      <style:text-properties fo:font-weight="bold" officeooo:rsid="0076d01c" officeooo:paragraph-rsid="0076d01c" style:font-weight-asian="bold" style:font-weight-complex="bold"/>
    </style:style>
    <style:style style:name="P36" style:family="paragraph" style:parent-style-name="Text_20_body">
      <style:text-properties style:text-line-through-style="none" style:text-line-through-type="none" style:font-name="Liberation Sans" fo:font-size="12pt" fo:font-weight="bold" officeooo:rsid="00976f5c" officeooo:paragraph-rsid="00976f5c" style:font-size-asian="12pt" style:font-weight-asian="bold" style:font-size-complex="12pt" style:font-weight-complex="bold"/>
    </style:style>
    <style:style style:name="P37" style:family="paragraph" style:parent-style-name="Text_20_body">
      <style:text-properties style:text-line-through-style="none" style:text-line-through-type="none" style:font-name="Liberation Sans" fo:font-size="12pt" fo:font-style="normal" fo:font-weight="bold" officeooo:rsid="00a5d9d9" officeooo:paragraph-rsid="00a5d9d9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ext_20_body">
      <style:text-properties style:text-line-through-style="none" style:text-line-through-type="none" style:font-name="Liberation Sans" fo:font-size="12pt" fo:font-weight="normal" officeooo:rsid="00b80859" officeooo:paragraph-rsid="00bfb195" style:font-size-asian="12pt" style:font-weight-asian="normal" style:font-size-complex="12pt" style:font-weight-complex="normal"/>
    </style:style>
    <style:style style:name="P39" style:family="paragraph" style:parent-style-name="Text_20_body">
      <style:text-properties style:text-line-through-style="none" style:text-line-through-type="none" style:font-name="Liberation Sans" fo:font-size="12pt" fo:font-weight="normal" officeooo:rsid="00b80859" officeooo:paragraph-rsid="00c0fe82" style:font-size-asian="12pt" style:font-weight-asian="normal" style:font-size-complex="12pt" style:font-weight-complex="normal"/>
    </style:style>
    <style:style style:name="P40" style:family="paragraph" style:parent-style-name="Text_20_body">
      <style:text-properties style:text-line-through-style="none" style:text-line-through-type="none" style:font-name="Liberation Sans" fo:font-size="12pt" fo:font-weight="normal" officeooo:rsid="00b80859" officeooo:paragraph-rsid="00c2d61e" style:font-size-asian="12pt" style:font-weight-asian="normal" style:font-size-complex="12pt" style:font-weight-complex="normal"/>
    </style:style>
    <style:style style:name="P41" style:family="paragraph" style:parent-style-name="Text_20_body">
      <style:text-properties style:text-line-through-style="none" style:text-line-through-type="none" style:font-name="Liberation Sans" fo:font-size="12pt" fo:font-weight="normal" officeooo:rsid="00b80859" officeooo:paragraph-rsid="00c684cf" style:font-size-asian="12pt" style:font-weight-asian="normal" style:font-size-complex="12pt" style:font-weight-complex="normal"/>
    </style:style>
    <style:style style:name="P42" style:family="paragraph" style:parent-style-name="Text_20_body">
      <style:text-properties style:text-line-through-style="none" style:text-line-through-type="none" style:font-name="Liberation Sans" fo:font-size="12pt" fo:font-weight="normal" officeooo:rsid="00b80859" officeooo:paragraph-rsid="00c77ed3" style:font-size-asian="12pt" style:font-weight-asian="normal" style:font-size-complex="12pt" style:font-weight-complex="normal"/>
    </style:style>
    <style:style style:name="P43" style:family="paragraph" style:parent-style-name="Text_20_body">
      <style:text-properties style:text-line-through-style="none" style:text-line-through-type="none" style:font-name="Liberation Sans" fo:font-size="12pt" fo:font-weight="normal" officeooo:rsid="00b80859" officeooo:paragraph-rsid="00cb5e5e" style:font-size-asian="12pt" style:font-weight-asian="normal" style:font-size-complex="12pt" style:font-weight-complex="normal"/>
    </style:style>
    <style:style style:name="P44" style:family="paragraph" style:parent-style-name="Text_20_body">
      <style:text-properties style:text-line-through-style="none" style:text-line-through-type="none" style:font-name="Liberation Sans" fo:font-size="12pt" fo:font-weight="normal" officeooo:rsid="00b80859" officeooo:paragraph-rsid="00ced77b" style:font-size-asian="12pt" style:font-weight-asian="normal" style:font-size-complex="12pt" style:font-weight-complex="normal"/>
    </style:style>
    <style:style style:name="P45" style:family="paragraph" style:parent-style-name="Text_20_body">
      <style:text-properties style:text-line-through-style="none" style:text-line-through-type="none" style:font-name="Liberation Sans" fo:font-size="12pt" fo:font-weight="normal" officeooo:rsid="00b80859" officeooo:paragraph-rsid="00cf4ff4" style:font-size-asian="12pt" style:font-weight-asian="normal" style:font-size-complex="12pt" style:font-weight-complex="normal"/>
    </style:style>
    <style:style style:name="P46" style:family="paragraph" style:parent-style-name="Text_20_body">
      <style:text-properties style:text-line-through-style="none" style:text-line-through-type="none" style:font-name="Liberation Sans" fo:font-size="12pt" fo:font-weight="normal" officeooo:rsid="00b80859" officeooo:paragraph-rsid="00d03157" style:font-size-asian="12pt" style:font-weight-asian="normal" style:font-size-complex="12pt" style:font-weight-complex="normal"/>
    </style:style>
    <style:style style:name="P47" style:family="paragraph" style:parent-style-name="Text_20_body">
      <style:text-properties style:text-line-through-style="none" style:text-line-through-type="none" style:font-name="Liberation Sans" fo:font-size="12pt" fo:font-weight="normal" officeooo:rsid="00b80859" officeooo:paragraph-rsid="00d33d1a" style:font-size-asian="12pt" style:font-weight-asian="normal" style:font-size-complex="12pt" style:font-weight-complex="normal"/>
    </style:style>
    <style:style style:name="P48" style:family="paragraph" style:parent-style-name="Text_20_body">
      <style:text-properties style:text-line-through-style="none" style:text-line-through-type="none" style:font-name="Liberation Sans" fo:font-size="12pt" fo:font-weight="normal" officeooo:rsid="00b80859" officeooo:paragraph-rsid="00dd544a" style:font-size-asian="12pt" style:font-weight-asian="normal" style:font-size-complex="12pt" style:font-weight-complex="normal"/>
    </style:style>
    <style:style style:name="P49" style:family="paragraph" style:parent-style-name="Text_20_body">
      <style:text-properties style:text-line-through-style="none" style:text-line-through-type="none" style:font-name="Liberation Sans" fo:font-size="12pt" fo:font-weight="normal" officeooo:rsid="00b80859" officeooo:paragraph-rsid="00c83554" style:font-size-asian="12pt" style:font-weight-asian="normal" style:font-size-complex="12pt" style:font-weight-complex="normal"/>
    </style:style>
    <style:style style:name="P50" style:family="paragraph" style:parent-style-name="Preformatted_20_Text">
      <style:paragraph-properties fo:margin-top="0in" fo:margin-bottom="0.1965in" loext:contextual-spacing="false"/>
    </style:style>
    <style:style style:name="P51" style:family="paragraph" style:parent-style-name="Heading_20_1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officeooo:rsid="000f8dad" officeooo:paragraph-rsid="000f8dad" style:font-size-asian="14pt" style:font-size-complex="14pt"/>
    </style:style>
    <style:style style:name="P52" style:family="paragraph" style:parent-style-name="Preformatted_20_Text">
      <style:text-properties officeooo:paragraph-rsid="0059d484"/>
    </style:style>
    <style:style style:name="P53" style:family="paragraph" style:parent-style-name="Standard" style:list-style-name="L1">
      <style:text-properties style:font-name="Liberation Sans" fo:font-size="12pt" fo:font-style="italic" fo:font-weight="normal" officeooo:rsid="000f8dad" officeooo:paragraph-rsid="000f8dad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 style:list-style-name="L2">
      <style:text-properties style:font-name="Liberation Sans" fo:font-size="12pt" officeooo:paragraph-rsid="001c8b02" style:font-size-asian="12pt" style:font-size-complex="12pt"/>
    </style:style>
    <style:style style:name="P55" style:family="paragraph" style:parent-style-name="Standard" style:list-style-name="L6">
      <style:text-properties style:font-name="Liberation Sans" fo:font-size="12pt" fo:font-style="normal" fo:font-weight="normal" officeooo:rsid="004b73b0" officeooo:paragraph-rsid="004b73b0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2">
      <style:text-properties officeooo:paragraph-rsid="00182706"/>
    </style:style>
    <style:style style:name="P57" style:family="paragraph" style:parent-style-name="Standard" style:list-style-name="L6">
      <style:text-properties fo:font-style="normal" fo:font-weight="normal" officeooo:rsid="000f8dad" officeooo:paragraph-rsid="001e6632" style:font-style-asian="normal" style:font-weight-asian="normal" style:font-style-complex="normal" style:font-weight-complex="normal"/>
    </style:style>
    <style:style style:name="P58" style:family="paragraph" style:parent-style-name="Standard" style:list-style-name="L8">
      <style:text-properties officeooo:paragraph-rsid="000f8dad"/>
    </style:style>
    <style:style style:name="P59" style:family="paragraph" style:parent-style-name="Standard" style:list-style-name="L8">
      <style:text-properties officeooo:rsid="00108159" officeooo:paragraph-rsid="00108159"/>
    </style:style>
    <style:style style:name="P60" style:family="paragraph" style:parent-style-name="Text_20_body" style:list-style-name="L2">
      <style:text-properties officeooo:paragraph-rsid="001c8b02"/>
    </style:style>
    <style:style style:name="P61" style:family="paragraph" style:parent-style-name="Text_20_body" style:list-style-name="L2">
      <style:text-properties style:font-name="Liberation Sans" fo:font-size="12pt" officeooo:paragraph-rsid="00182706" style:font-size-asian="12pt" style:font-size-complex="12pt"/>
    </style:style>
    <style:style style:name="P62" style:family="paragraph" style:parent-style-name="Text_20_body" style:list-style-name="L2">
      <style:text-properties style:font-name="Liberation Sans" fo:font-size="12pt" officeooo:paragraph-rsid="001c8b02" style:font-size-asian="12pt" style:font-size-complex="12pt"/>
    </style:style>
    <style:style style:name="P63" style:family="paragraph" style:parent-style-name="Text_20_body" style:list-style-name="L2">
      <style:text-properties style:font-name="Liberation Sans" fo:font-size="12pt" officeooo:rsid="001369fc" officeooo:paragraph-rsid="001c8b02" style:font-size-asian="12pt" style:font-size-complex="12pt"/>
    </style:style>
    <style:style style:name="P64" style:family="paragraph" style:parent-style-name="Text_20_body" style:list-style-name="L2">
      <style:text-properties style:font-name="Liberation Sans" fo:font-size="12pt" officeooo:rsid="001ae5a0" officeooo:paragraph-rsid="001c8b02" style:font-size-asian="12pt" style:font-size-complex="12pt"/>
    </style:style>
    <style:style style:name="P65" style:family="paragraph" style:parent-style-name="Text_20_body" style:list-style-name="L3">
      <style:text-properties style:font-name="Liberation Sans" fo:font-size="12pt" officeooo:paragraph-rsid="001c8b02" style:font-size-asian="12pt" style:font-size-complex="12pt"/>
    </style:style>
    <style:style style:name="P66" style:family="paragraph" style:parent-style-name="Text_20_body" style:list-style-name="L3">
      <style:text-properties style:font-name="Liberation Sans" fo:font-size="12pt" officeooo:rsid="00532756" officeooo:paragraph-rsid="00532756" style:font-size-asian="12pt" style:font-size-complex="12pt"/>
    </style:style>
    <style:style style:name="P67" style:family="paragraph" style:parent-style-name="Text_20_body" style:list-style-name="L7">
      <style:text-properties style:font-name="Liberation Sans" fo:font-size="12pt" officeooo:rsid="001db01e" officeooo:paragraph-rsid="001db01e" style:font-size-asian="12pt" style:font-size-complex="12pt"/>
    </style:style>
    <style:style style:name="P68" style:family="paragraph" style:parent-style-name="Text_20_body" style:list-style-name="L7">
      <style:text-properties style:font-name="Liberation Sans" fo:font-size="12pt" style:font-size-asian="12pt" style:font-size-complex="12pt"/>
    </style:style>
    <style:style style:name="P69" style:family="paragraph" style:parent-style-name="Text_20_body" style:list-style-name="L9">
      <style:text-properties style:font-name="Liberation Sans" fo:font-size="12pt" officeooo:rsid="006ba424" officeooo:paragraph-rsid="00808233" style:font-size-asian="12pt" style:font-size-complex="12pt"/>
    </style:style>
    <style:style style:name="P70" style:family="paragraph" style:parent-style-name="Text_20_body" style:list-style-name="L9">
      <style:text-properties style:font-name="Liberation Sans" fo:font-size="12pt" officeooo:rsid="0074b68f" officeooo:paragraph-rsid="00808233" style:font-size-asian="12pt" style:font-size-complex="12pt"/>
    </style:style>
    <style:style style:name="P71" style:family="paragraph" style:parent-style-name="Text_20_body" style:list-style-name="L2">
      <style:text-properties style:font-name="Liberation Sans" fo:font-size="12pt" fo:font-style="normal" officeooo:rsid="00198b30" officeooo:paragraph-rsid="00198b30" style:font-size-asian="12pt" style:font-style-asian="normal" style:font-size-complex="12pt" style:font-style-complex="normal"/>
    </style:style>
    <style:style style:name="P72" style:family="paragraph" style:parent-style-name="Text_20_body" style:list-style-name="L9">
      <style:text-properties style:font-name="Liberation Sans" fo:font-size="12pt" fo:font-style="normal" officeooo:rsid="005ba0b1" officeooo:paragraph-rsid="00827e21" style:font-size-asian="12pt" style:font-style-asian="normal" style:font-size-complex="12pt" style:font-style-complex="normal"/>
    </style:style>
    <style:style style:name="P73" style:family="paragraph" style:parent-style-name="Text_20_body" style:list-style-name="L2">
      <style:text-properties style:font-name="Liberation Sans" fo:font-size="12pt" fo:font-style="normal" fo:font-weight="normal" officeooo:rsid="001ae5a0" officeooo:paragraph-rsid="001ae5a0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Text_20_body" style:list-style-name="L2">
      <style:text-properties style:font-name="Liberation Sans" fo:font-size="12pt" fo:font-style="normal" fo:font-weight="normal" officeooo:rsid="001ae5a0" officeooo:paragraph-rsid="001c8b02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Text_20_body" style:list-style-name="L4">
      <style:text-properties style:font-name="Liberation Sans" fo:font-size="12pt" fo:font-style="normal" fo:font-weight="normal" officeooo:rsid="004bf3dd" officeooo:paragraph-rsid="007ebbbc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Text_20_body" style:list-style-name="L4">
      <style:text-properties style:font-name="Liberation Sans" fo:font-size="12pt" fo:font-style="normal" fo:font-weight="normal" officeooo:rsid="007fcb96" officeooo:paragraph-rsid="007fcb96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Text_20_body" style:list-style-name="L4">
      <style:text-properties style:font-name="Liberation Sans" fo:font-size="12pt" fo:font-style="normal" fo:font-weight="normal" officeooo:rsid="004f532b" officeooo:paragraph-rsid="004f532b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Text_20_body" style:list-style-name="L5">
      <style:text-properties style:font-name="Liberation Sans" fo:font-size="12pt" fo:font-style="normal" fo:font-weight="normal" officeooo:rsid="0078a701" officeooo:paragraph-rsid="0078a701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Text_20_body" style:list-style-name="L1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80" style:family="paragraph" style:parent-style-name="Text_20_body" style:list-style-name="L7">
      <style:text-properties style:font-name="Liberation Sans" fo:font-size="12pt" fo:font-style="italic" officeooo:rsid="0026c812" officeooo:paragraph-rsid="0026c812" style:font-size-asian="12pt" style:font-style-asian="italic" style:font-size-complex="12pt" style:font-style-complex="italic"/>
    </style:style>
    <style:style style:name="P81" style:family="paragraph" style:parent-style-name="Text_20_body" style:list-style-name="L9">
      <style:text-properties style:font-name="Liberation Sans" fo:font-size="12pt" fo:font-style="italic" officeooo:rsid="005ba0b1" officeooo:paragraph-rsid="00827e21" style:font-size-asian="12pt" style:font-style-asian="italic" style:font-size-complex="12pt" style:font-style-complex="italic"/>
    </style:style>
    <style:style style:name="P82" style:family="paragraph" style:parent-style-name="Text_20_body" style:list-style-name="L9">
      <style:text-properties style:font-name="Liberation Sans" fo:font-size="12pt" fo:font-style="italic" officeooo:rsid="005ba0b1" officeooo:paragraph-rsid="0095a29b" style:font-size-asian="12pt" style:font-style-asian="italic" style:font-size-complex="12pt" style:font-style-complex="italic"/>
    </style:style>
    <style:style style:name="P83" style:family="paragraph" style:parent-style-name="Text_20_body" style:list-style-name="L9">
      <style:text-properties style:font-name="Liberation Sans" fo:font-size="12pt" fo:font-weight="bold" officeooo:rsid="00706666" officeooo:paragraph-rsid="00808233" style:font-size-asian="12pt" style:font-weight-asian="bold" style:font-size-complex="12pt" style:font-weight-complex="bold"/>
    </style:style>
    <style:style style:name="P84" style:family="paragraph" style:parent-style-name="Text_20_body" style:list-style-name="L2">
      <style:text-properties officeooo:rsid="001ae5a0" officeooo:paragraph-rsid="001c8b02"/>
    </style:style>
    <style:style style:name="P85" style:family="paragraph" style:parent-style-name="Text_20_body" style:list-style-name="L1">
      <style:text-properties officeooo:paragraph-rsid="0033a09e"/>
    </style:style>
    <style:style style:name="P86" style:family="paragraph" style:parent-style-name="Text_20_body" style:list-style-name="L1">
      <style:text-properties officeooo:paragraph-rsid="001e6632"/>
    </style:style>
    <style:style style:name="P87" style:family="paragraph" style:parent-style-name="Text_20_body" style:list-style-name="L4">
      <style:text-properties officeooo:paragraph-rsid="0033a09e"/>
    </style:style>
    <style:style style:name="P88" style:family="paragraph" style:parent-style-name="Text_20_body" style:list-style-name="L4">
      <style:text-properties officeooo:rsid="0033a09e" officeooo:paragraph-rsid="0033a09e"/>
    </style:style>
    <style:style style:name="P89" style:family="paragraph" style:parent-style-name="Text_20_body" style:list-style-name="L5">
      <style:text-properties fo:font-style="normal" officeooo:rsid="0033a58e" officeooo:paragraph-rsid="0033a58e" style:font-style-asian="normal" style:font-style-complex="normal"/>
    </style:style>
    <style:style style:name="P90" style:family="paragraph" style:parent-style-name="Text_20_body" style:list-style-name="L5">
      <style:text-properties fo:font-style="normal" officeooo:rsid="0033a09e" officeooo:paragraph-rsid="0033a58e" style:font-style-asian="normal" style:font-style-complex="normal"/>
    </style:style>
    <style:style style:name="P91" style:family="paragraph" style:parent-style-name="Text_20_body" style:list-style-name="L6">
      <style:text-properties fo:font-style="normal" fo:font-weight="normal" officeooo:rsid="000f8dad" officeooo:paragraph-rsid="001e6632" style:font-style-asian="normal" style:font-weight-asian="normal" style:font-style-complex="normal" style:font-weight-complex="normal"/>
    </style:style>
    <style:style style:name="P92" style:family="paragraph" style:parent-style-name="Text_20_body" style:list-style-name="L9">
      <style:text-properties officeooo:paragraph-rsid="00808233"/>
    </style:style>
    <style:style style:name="P93" style:family="paragraph" style:parent-style-name="Text_20_body" style:list-style-name="L9">
      <style:text-properties officeooo:paragraph-rsid="0081fdfd"/>
    </style:style>
    <style:style style:name="P94" style:family="paragraph" style:parent-style-name="Text_20_body" style:list-style-name="L9">
      <style:text-properties officeooo:rsid="008cc074" officeooo:paragraph-rsid="008cc074"/>
    </style:style>
    <style:style style:name="P95" style:family="paragraph" style:parent-style-name="Text_20_body" style:list-style-name="L9">
      <style:text-properties officeooo:rsid="0089b39b" officeooo:paragraph-rsid="0089b39b"/>
    </style:style>
    <style:style style:name="P96" style:family="paragraph" style:parent-style-name="Text_20_body" style:list-style-name="L10">
      <style:text-properties style:text-line-through-style="none" style:text-line-through-type="none" style:font-name="Liberation Sans" fo:font-size="12pt" fo:font-weight="normal" officeooo:rsid="009a2813" officeooo:paragraph-rsid="009baad3" style:font-size-asian="12pt" style:font-weight-asian="normal" style:font-size-complex="12pt" style:font-weight-complex="normal"/>
    </style:style>
    <style:style style:name="P97" style:family="paragraph" style:parent-style-name="Text_20_body" style:list-style-name="L10">
      <style:text-properties style:text-line-through-style="none" style:text-line-through-type="none" style:font-name="Liberation Sans" fo:font-size="12pt" fo:font-weight="normal" officeooo:rsid="0033a09e" officeooo:paragraph-rsid="009d9a39" style:font-size-asian="12pt" style:font-weight-asian="normal" style:font-size-complex="12pt" style:font-weight-complex="normal"/>
    </style:style>
    <style:style style:name="P98" style:family="paragraph" style:parent-style-name="Text_20_body" style:list-style-name="L10">
      <style:text-properties style:text-line-through-style="none" style:text-line-through-type="none" style:font-name="Liberation Sans" fo:font-size="12pt" fo:font-weight="normal" officeooo:rsid="00a31b94" officeooo:paragraph-rsid="00a31b94" style:font-size-asian="12pt" style:font-weight-asian="normal" style:font-size-complex="12pt" style:font-weight-complex="normal"/>
    </style:style>
    <style:style style:name="P99" style:family="paragraph" style:parent-style-name="Text_20_body" style:list-style-name="L11">
      <style:text-properties style:text-line-through-style="none" style:text-line-through-type="none" style:font-name="Liberation Sans" fo:font-size="12pt" fo:font-weight="normal" officeooo:rsid="00a31b94" officeooo:paragraph-rsid="00bb304c" style:font-size-asian="12pt" style:font-weight-asian="normal" style:font-size-complex="12pt" style:font-weight-complex="normal"/>
    </style:style>
    <style:style style:name="P100" style:family="paragraph" style:parent-style-name="Text_20_body" style:list-style-name="L10">
      <style:text-properties style:text-line-through-style="none" style:text-line-through-type="none" style:font-name="Liberation Sans" fo:font-size="12pt" fo:font-weight="normal" officeooo:rsid="00a0c36f" officeooo:paragraph-rsid="00a0c36f" style:font-size-asian="12pt" style:font-weight-asian="normal" style:font-size-complex="12pt" style:font-weight-complex="normal"/>
    </style:style>
    <style:style style:name="P101" style:family="paragraph" style:parent-style-name="Text_20_body" style:list-style-name="L11">
      <style:text-properties style:text-line-through-style="none" style:text-line-through-type="none" style:font-name="Liberation Sans" fo:font-size="12pt" fo:font-weight="normal" officeooo:rsid="00a5d9d9" officeooo:paragraph-rsid="00a5d9d9" style:font-size-asian="12pt" style:font-weight-asian="normal" style:font-size-complex="12pt" style:font-weight-complex="normal"/>
    </style:style>
    <style:style style:name="P102" style:family="paragraph" style:parent-style-name="Text_20_body" style:list-style-name="L11">
      <style:text-properties style:text-line-through-style="none" style:text-line-through-type="none" style:font-name="Liberation Sans" fo:font-size="12pt" fo:font-weight="normal" officeooo:rsid="00a5d9d9" officeooo:paragraph-rsid="00dd4e31" style:font-size-asian="12pt" style:font-weight-asian="normal" style:font-size-complex="12pt" style:font-weight-complex="normal"/>
    </style:style>
    <style:style style:name="P103" style:family="paragraph" style:parent-style-name="Text_20_body" style:list-style-name="L11">
      <style:text-properties style:text-line-through-style="none" style:text-line-through-type="none" style:font-name="Liberation Sans" fo:font-size="12pt" fo:font-weight="normal" officeooo:rsid="00ae2ab3" officeooo:paragraph-rsid="00ae2ab3" style:font-size-asian="12pt" style:font-weight-asian="normal" style:font-size-complex="12pt" style:font-weight-complex="normal"/>
    </style:style>
    <style:style style:name="P104" style:family="paragraph" style:parent-style-name="Text_20_body" style:list-style-name="L11">
      <style:text-properties style:text-line-through-style="none" style:text-line-through-type="none" style:font-name="Liberation Sans" fo:font-size="12pt" fo:font-weight="normal" officeooo:rsid="00ae2ab3" officeooo:paragraph-rsid="00b6e60f" style:font-size-asian="12pt" style:font-weight-asian="normal" style:font-size-complex="12pt" style:font-weight-complex="normal"/>
    </style:style>
    <style:style style:name="P105" style:family="paragraph" style:parent-style-name="Text_20_body" style:list-style-name="L11">
      <style:text-properties style:text-line-through-style="none" style:text-line-through-type="none" style:font-name="Liberation Sans" fo:font-size="12pt" fo:font-weight="normal" officeooo:rsid="00b80859" officeooo:paragraph-rsid="00b80859" style:font-size-asian="12pt" style:font-weight-asian="normal" style:font-size-complex="12pt" style:font-weight-complex="normal"/>
    </style:style>
    <style:style style:name="P106" style:family="paragraph" style:parent-style-name="Text_20_body" style:list-style-name="L11">
      <style:text-properties style:text-line-through-style="none" style:text-line-through-type="none" style:font-name="Liberation Sans" fo:font-size="12pt" fo:font-weight="normal" officeooo:rsid="00b80859" officeooo:paragraph-rsid="00bbe27b" style:font-size-asian="12pt" style:font-weight-asian="normal" style:font-size-complex="12pt" style:font-weight-complex="normal"/>
    </style:style>
    <style:style style:name="P107" style:family="paragraph" style:parent-style-name="Text_20_body" style:list-style-name="L11">
      <style:text-properties style:text-line-through-style="none" style:text-line-through-type="none" style:font-name="Liberation Sans" fo:font-size="12pt" fo:font-weight="normal" officeooo:rsid="00b80859" officeooo:paragraph-rsid="00ec36cf" style:font-size-asian="12pt" style:font-weight-asian="normal" style:font-size-complex="12pt" style:font-weight-complex="normal"/>
    </style:style>
    <style:style style:name="P108" style:family="paragraph" style:parent-style-name="Text_20_body" style:list-style-name="L11">
      <style:text-properties style:text-line-through-style="none" style:text-line-through-type="none" style:font-name="Liberation Sans" fo:font-size="12pt" fo:font-weight="normal" officeooo:rsid="00b80859" officeooo:paragraph-rsid="00ed2eb9" style:font-size-asian="12pt" style:font-weight-asian="normal" style:font-size-complex="12pt" style:font-weight-complex="normal"/>
    </style:style>
    <style:style style:name="P109" style:family="paragraph" style:parent-style-name="Text_20_body" style:list-style-name="L12">
      <style:text-properties style:text-line-through-style="none" style:text-line-through-type="none" style:font-name="Liberation Sans" fo:font-size="12pt" fo:font-weight="normal" officeooo:rsid="00b80859" officeooo:paragraph-rsid="00bfb195" style:font-size-asian="12pt" style:font-weight-asian="normal" style:font-size-complex="12pt" style:font-weight-complex="normal"/>
    </style:style>
    <style:style style:name="P110" style:family="paragraph" style:parent-style-name="Text_20_body" style:list-style-name="L12">
      <style:text-properties style:text-line-through-style="none" style:text-line-through-type="none" style:font-name="Liberation Sans" fo:font-size="12pt" fo:font-weight="normal" officeooo:rsid="00b80859" officeooo:paragraph-rsid="00c0fe82" style:font-size-asian="12pt" style:font-weight-asian="normal" style:font-size-complex="12pt" style:font-weight-complex="normal"/>
    </style:style>
    <style:style style:name="P111" style:family="paragraph" style:parent-style-name="Text_20_body" style:list-style-name="L10">
      <style:text-properties style:text-line-through-style="none" style:text-line-through-type="none" style:font-name="Liberation Sans" fo:font-size="12pt" fo:font-style="normal" fo:font-weight="normal" officeooo:rsid="00a0c36f" officeooo:paragraph-rsid="009d9a39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Text_20_body" style:list-style-name="L10">
      <style:text-properties style:text-line-through-style="none" style:text-line-through-type="none" style:font-name="Liberation Sans" fo:font-size="12pt" fo:font-style="normal" fo:font-weight="normal" officeooo:rsid="001ae5a0" officeooo:paragraph-rsid="00e6cadb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Text_20_body" style:list-style-name="L10">
      <style:text-properties style:text-line-through-style="none" style:text-line-through-type="none" style:font-name="Liberation Sans" fo:font-size="12pt" fo:font-style="normal" fo:font-weight="normal" officeooo:rsid="00a45f4c" officeooo:paragraph-rsid="00a45f4c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Text_20_body" style:list-style-name="L11">
      <style:text-properties style:text-line-through-style="none" style:text-line-through-type="none" style:font-name="Liberation Sans" fo:font-size="12pt" fo:font-style="normal" fo:font-weight="normal" officeooo:rsid="00ad3cbe" officeooo:paragraph-rsid="00ad3cbe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Text_20_body" style:list-style-name="L11">
      <style:text-properties style:text-line-through-style="none" style:text-line-through-type="none" style:font-name="Liberation Sans" fo:font-size="12pt" fo:font-style="normal" fo:font-weight="normal" officeooo:rsid="00b2099c" officeooo:paragraph-rsid="00ae2ab3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Text_20_body" style:list-style-name="L11">
      <style:text-properties style:text-line-through-style="none" style:text-line-through-type="none" style:font-name="Liberation Sans" fo:font-size="12pt" fo:font-style="normal" fo:font-weight="normal" officeooo:rsid="00b2099c" officeooo:paragraph-rsid="00b7b42f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Preformatted_20_Text" style:list-style-name="L9">
      <style:text-properties style:font-name="Liberation Sans" fo:font-size="12pt" fo:font-style="italic" officeooo:rsid="005ba0b1" officeooo:paragraph-rsid="00827e21" style:font-size-asian="12pt" style:font-style-asian="italic" style:font-size-complex="12pt" style:font-style-complex="italic"/>
    </style:style>
    <style:style style:name="P118" style:family="paragraph" style:parent-style-name="Preformatted_20_Text" style:list-style-name="L10">
      <style:text-properties style:text-line-through-style="none" style:text-line-through-type="none" style:font-name="Liberation Sans" fo:font-size="12pt" fo:font-weight="normal" officeooo:rsid="009a2813" officeooo:paragraph-rsid="009baad3" style:font-size-asian="12pt" style:font-weight-asian="normal" style:font-size-complex="12pt" style:font-weight-complex="normal"/>
    </style:style>
    <style:style style:name="P119" style:family="paragraph" style:parent-style-name="Preformatted_20_Text" style:list-style-name="L11">
      <style:text-properties style:text-line-through-style="none" style:text-line-through-type="none" style:font-name="Liberation Sans" fo:font-size="12pt" fo:font-weight="normal" officeooo:rsid="00a5d9d9" officeooo:paragraph-rsid="00a5d9d9" style:font-size-asian="12pt" style:font-weight-asian="normal" style:font-size-complex="12pt" style:font-weight-complex="normal"/>
    </style:style>
    <style:style style:name="P120" style:family="paragraph" style:parent-style-name="Preformatted_20_Text" style:list-style-name="L11">
      <style:text-properties style:text-line-through-style="none" style:text-line-through-type="none" style:font-name="Liberation Sans" fo:font-size="12pt" fo:font-weight="normal" officeooo:rsid="00a5d9d9" officeooo:paragraph-rsid="00a95b3c" style:font-size-asian="12pt" style:font-weight-asian="normal" style:font-size-complex="12pt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82706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e6201f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c2d61e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c6a38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c49a97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d03157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336eb2" style:font-style-asian="normal" style:font-style-complex="normal"/>
    </style:style>
    <style:style style:name="T11" style:family="text">
      <style:text-properties fo:font-style="normal" officeooo:rsid="000f8dad" style:font-style-asian="normal" style:font-style-complex="normal"/>
    </style:style>
    <style:style style:name="T12" style:family="text">
      <style:text-properties fo:font-style="normal" officeooo:rsid="009f87ca" style:font-style-asian="normal" style:font-style-complex="normal"/>
    </style:style>
    <style:style style:name="T13" style:family="text">
      <style:text-properties fo:font-style="normal" officeooo:rsid="00a0c36f" style:font-style-asian="normal" style:font-style-complex="normal"/>
    </style:style>
    <style:style style:name="T14" style:family="text">
      <style:text-properties fo:font-style="normal" officeooo:rsid="00a80938" style:font-style-asian="normal" style:font-style-complex="normal"/>
    </style:style>
    <style:style style:name="T15" style:family="text">
      <style:text-properties fo:font-style="normal" officeooo:rsid="00afd6c5" style:font-style-asian="normal" style:font-style-complex="normal"/>
    </style:style>
    <style:style style:name="T16" style:family="text">
      <style:text-properties fo:font-style="normal" officeooo:rsid="00b11f53" style:font-style-asian="normal" style:font-style-complex="normal"/>
    </style:style>
    <style:style style:name="T17" style:family="text">
      <style:text-properties fo:font-style="normal" officeooo:rsid="00b2099c" style:font-style-asian="normal" style:font-style-complex="normal"/>
    </style:style>
    <style:style style:name="T18" style:family="text">
      <style:text-properties fo:font-style="normal" officeooo:rsid="00b6e60f" style:font-style-asian="normal" style:font-style-complex="normal"/>
    </style:style>
    <style:style style:name="T19" style:family="text">
      <style:text-properties fo:font-style="normal" officeooo:rsid="00b7b360" style:font-style-asian="normal" style:font-style-complex="normal"/>
    </style:style>
    <style:style style:name="T20" style:family="text">
      <style:text-properties fo:font-style="normal" officeooo:rsid="00b8e097" style:font-style-asian="normal" style:font-style-complex="normal"/>
    </style:style>
    <style:style style:name="T21" style:family="text">
      <style:text-properties fo:font-style="normal" officeooo:rsid="00a31b94" style:font-style-asian="normal" style:font-style-complex="normal"/>
    </style:style>
    <style:style style:name="T22" style:family="text">
      <style:text-properties fo:font-style="normal" officeooo:rsid="00bbe27b" style:font-style-asian="normal" style:font-style-complex="normal"/>
    </style:style>
    <style:style style:name="T23" style:family="text">
      <style:text-properties fo:font-style="normal" officeooo:rsid="00bfb195" style:font-style-asian="normal" style:font-style-complex="normal"/>
    </style:style>
    <style:style style:name="T24" style:family="text">
      <style:text-properties fo:font-style="normal" officeooo:rsid="00c0fe82" style:font-style-asian="normal" style:font-style-complex="normal"/>
    </style:style>
    <style:style style:name="T25" style:family="text">
      <style:text-properties fo:font-style="normal" officeooo:rsid="00c21643" style:font-style-asian="normal" style:font-style-complex="normal"/>
    </style:style>
    <style:style style:name="T26" style:family="text">
      <style:text-properties fo:font-style="normal" officeooo:rsid="00c2d61e" style:font-style-asian="normal" style:font-style-complex="normal"/>
    </style:style>
    <style:style style:name="T27" style:family="text">
      <style:text-properties fo:font-style="normal" officeooo:rsid="00c49a97" style:font-style-asian="normal" style:font-style-complex="normal"/>
    </style:style>
    <style:style style:name="T28" style:family="text">
      <style:text-properties fo:font-style="normal" officeooo:rsid="00c684cf" style:font-style-asian="normal" style:font-style-complex="normal"/>
    </style:style>
    <style:style style:name="T29" style:family="text">
      <style:text-properties fo:font-style="normal" officeooo:rsid="00c6a38d" style:font-style-asian="normal" style:font-style-complex="normal"/>
    </style:style>
    <style:style style:name="T30" style:family="text">
      <style:text-properties fo:font-style="normal" officeooo:rsid="00c83554" style:font-style-asian="normal" style:font-style-complex="normal"/>
    </style:style>
    <style:style style:name="T31" style:family="text">
      <style:text-properties fo:font-style="normal" officeooo:rsid="00c92d75" style:font-style-asian="normal" style:font-style-complex="normal"/>
    </style:style>
    <style:style style:name="T32" style:family="text">
      <style:text-properties fo:font-style="normal" officeooo:rsid="00ca4436" style:font-style-asian="normal" style:font-style-complex="normal"/>
    </style:style>
    <style:style style:name="T33" style:family="text">
      <style:text-properties fo:font-style="normal" officeooo:rsid="00cb5e5e" style:font-style-asian="normal" style:font-style-complex="normal"/>
    </style:style>
    <style:style style:name="T34" style:family="text">
      <style:text-properties fo:font-style="normal" officeooo:rsid="00cd54ff" style:font-style-asian="normal" style:font-style-complex="normal"/>
    </style:style>
    <style:style style:name="T35" style:family="text">
      <style:text-properties fo:font-style="normal" officeooo:rsid="00cd8d85" style:font-style-asian="normal" style:font-style-complex="normal"/>
    </style:style>
    <style:style style:name="T36" style:family="text">
      <style:text-properties fo:font-style="normal" officeooo:rsid="00cd939e" style:font-style-asian="normal" style:font-style-complex="normal"/>
    </style:style>
    <style:style style:name="T37" style:family="text">
      <style:text-properties fo:font-style="normal" officeooo:rsid="00ce859d" style:font-style-asian="normal" style:font-style-complex="normal"/>
    </style:style>
    <style:style style:name="T38" style:family="text">
      <style:text-properties fo:font-style="normal" officeooo:rsid="00ced77b" style:font-style-asian="normal" style:font-style-complex="normal"/>
    </style:style>
    <style:style style:name="T39" style:family="text">
      <style:text-properties fo:font-style="normal" officeooo:rsid="00cf4ff4" style:font-style-asian="normal" style:font-style-complex="normal"/>
    </style:style>
    <style:style style:name="T40" style:family="text">
      <style:text-properties fo:font-style="normal" officeooo:rsid="00cf9cf6" style:font-style-asian="normal" style:font-style-complex="normal"/>
    </style:style>
    <style:style style:name="T41" style:family="text">
      <style:text-properties fo:font-style="normal" officeooo:rsid="00d03157" style:font-style-asian="normal" style:font-style-complex="normal"/>
    </style:style>
    <style:style style:name="T42" style:family="text">
      <style:text-properties fo:font-style="normal" officeooo:rsid="00d286fc" style:font-style-asian="normal" style:font-style-complex="normal"/>
    </style:style>
    <style:style style:name="T43" style:family="text">
      <style:text-properties fo:font-style="normal" officeooo:rsid="00d33d1a" style:font-style-asian="normal" style:font-style-complex="normal"/>
    </style:style>
    <style:style style:name="T44" style:family="text">
      <style:text-properties fo:font-style="normal" officeooo:rsid="00d4e7ff" style:font-style-asian="normal" style:font-style-complex="normal"/>
    </style:style>
    <style:style style:name="T45" style:family="text">
      <style:text-properties fo:font-style="normal" officeooo:rsid="00d6ccd2" style:font-style-asian="normal" style:font-style-complex="normal"/>
    </style:style>
    <style:style style:name="T46" style:family="text">
      <style:text-properties fo:font-style="normal" officeooo:rsid="00d8bb66" style:font-style-asian="normal" style:font-style-complex="normal"/>
    </style:style>
    <style:style style:name="T47" style:family="text">
      <style:text-properties fo:font-style="normal" officeooo:rsid="00dd544a" style:font-style-asian="normal" style:font-style-complex="normal"/>
    </style:style>
    <style:style style:name="T48" style:family="text">
      <style:text-properties fo:font-style="normal" officeooo:rsid="00ec36cf" style:font-style-asian="normal" style:font-style-complex="normal"/>
    </style:style>
    <style:style style:name="T49" style:family="text">
      <style:text-properties fo:font-style="normal" officeooo:rsid="00ed2eb9" style:font-style-asian="normal" style:font-style-complex="normal"/>
    </style:style>
    <style:style style:name="T5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182706" style:font-style-asian="italic" style:font-weight-asian="normal" style:font-style-complex="italic" style:font-weight-complex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1ae5a0" style:font-weight-asian="normal" style:font-weight-complex="normal"/>
    </style:style>
    <style:style style:name="T54" style:family="text">
      <style:text-properties officeooo:rsid="001ae5a0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225e3e" style:font-weight-asian="bold" style:font-weight-complex="bold"/>
    </style:style>
    <style:style style:name="T57" style:family="text"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Liberation Sans" fo:font-size="12pt" fo:font-style="normal" fo:font-weight="normal" officeooo:rsid="00182706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Liberation Sans" fo:font-size="12pt" fo:font-style="normal" fo:font-weight="normal" officeooo:rsid="00108159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Liberation Sans" fo:font-size="12pt" fo:font-style="normal" fo:font-weight="normal" officeooo:rsid="00336eb2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Liberation Sans" fo:font-size="12pt" fo:font-style="normal" fo:font-weight="normal" officeooo:rsid="000f8dad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Liberation Sans" fo:font-size="12pt" fo:font-style="normal" officeooo:rsid="0072ca89" style:font-size-asian="12pt" style:font-style-asian="normal" style:font-size-complex="12pt" style:font-style-complex="normal"/>
    </style:style>
    <style:style style:name="T63" style:family="text">
      <style:text-properties style:font-name="Liberation Sans" fo:font-size="12pt" fo:font-style="normal" officeooo:rsid="00706666" style:font-size-asian="12pt" style:font-style-asian="normal" style:font-size-complex="12pt" style:font-style-complex="normal"/>
    </style:style>
    <style:style style:name="T64" style:family="text">
      <style:text-properties style:font-name="Liberation Sans" fo:font-size="12pt" fo:font-style="normal" fo:font-weight="bold" officeooo:rsid="0072ca89" style:font-size-asian="12pt" style:font-style-asian="normal" style:font-weight-asian="bold" style:font-size-complex="12pt" style:font-style-complex="normal" style:font-weight-complex="bold"/>
    </style:style>
    <style:style style:name="T65" style:family="text">
      <style:text-properties style:font-name="Liberation Sans" fo:font-size="12pt" style:font-size-asian="12pt" style:font-size-complex="12pt"/>
    </style:style>
    <style:style style:name="T66" style:family="text">
      <style:text-properties style:font-name="Liberation Sans" fo:font-size="12pt" officeooo:rsid="00209a72" style:font-size-asian="12pt" style:font-size-complex="12pt"/>
    </style:style>
    <style:style style:name="T67" style:family="text">
      <style:text-properties style:font-name="Liberation Sans" fo:font-size="12pt" officeooo:rsid="0058e47e" style:font-size-asian="12pt" style:font-size-complex="12pt"/>
    </style:style>
    <style:style style:name="T68" style:family="text">
      <style:text-properties style:font-name="Liberation Sans" fo:font-size="12pt" officeooo:rsid="0072ca89" style:font-size-asian="12pt" style:font-size-complex="12pt"/>
    </style:style>
    <style:style style:name="T69" style:family="text">
      <style:text-properties style:font-name="Liberation Sans" fo:font-size="12pt" officeooo:rsid="0074b68f" style:font-size-asian="12pt" style:font-size-complex="12pt"/>
    </style:style>
    <style:style style:name="T70" style:family="text">
      <style:text-properties style:font-name="Liberation Sans" fo:font-size="12pt" officeooo:rsid="00706666" style:font-size-asian="12pt" style:font-size-complex="12pt"/>
    </style:style>
    <style:style style:name="T71" style:family="text">
      <style:text-properties style:font-name="Liberation Sans" fo:font-size="12pt" officeooo:rsid="00785c2a" style:font-size-asian="12pt" style:font-size-complex="12pt"/>
    </style:style>
    <style:style style:name="T72" style:family="text">
      <style:text-properties style:font-name="Liberation Sans" fo:font-size="12pt" officeooo:rsid="006ba424" style:font-size-asian="12pt" style:font-size-complex="12pt"/>
    </style:style>
    <style:style style:name="T73" style:family="text">
      <style:text-properties style:font-name="Liberation Sans" fo:font-size="12pt" officeooo:rsid="006db2dd" style:font-size-asian="12pt" style:font-size-complex="12pt"/>
    </style:style>
    <style:style style:name="T74" style:family="text">
      <style:text-properties style:font-name="Liberation Sans" fo:font-size="12pt" officeooo:rsid="00885efe" style:font-size-asian="12pt" style:font-size-complex="12pt"/>
    </style:style>
    <style:style style:name="T75" style:family="text">
      <style:text-properties style:font-name="Liberation Sans" fo:font-size="12pt" officeooo:rsid="0094179f" style:font-size-asian="12pt" style:font-size-complex="12pt"/>
    </style:style>
    <style:style style:name="T76" style:family="text">
      <style:text-properties style:font-name="Liberation Sans" fo:font-size="12pt" officeooo:rsid="009a79d3" style:font-size-asian="12pt" style:font-size-complex="12pt"/>
    </style:style>
    <style:style style:name="T77" style:family="text">
      <style:text-properties style:font-name="Liberation Sans" fo:font-size="12pt" fo:font-style="italic" fo:font-weight="normal" officeooo:rsid="000f8dad" style:font-size-asian="12pt" style:font-style-asian="italic" style:font-weight-asian="normal" style:font-size-complex="12pt" style:font-style-complex="italic" style:font-weight-complex="normal"/>
    </style:style>
    <style:style style:name="T78" style:family="text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T79" style:family="text">
      <style:text-properties style:font-name="Liberation Sans" fo:font-size="12pt" fo:font-style="italic" officeooo:rsid="00706666" style:font-size-asian="12pt" style:font-style-asian="italic" style:font-size-complex="12pt" style:font-style-complex="italic"/>
    </style:style>
    <style:style style:name="T80" style:family="text">
      <style:text-properties style:font-name="Liberation Sans" fo:font-size="12pt" fo:font-style="italic" fo:font-weight="bold" officeooo:rsid="00706666" style:font-size-asian="12pt" style:font-style-asian="italic" style:font-weight-asian="bold" style:font-size-complex="12pt" style:font-style-complex="italic" style:font-weight-complex="bold"/>
    </style:style>
    <style:style style:name="T81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82" style:family="text">
      <style:text-properties style:font-name="Liberation Sans" fo:font-size="12pt" fo:font-weight="normal" officeooo:rsid="000f8dad" style:font-size-asian="12pt" style:font-weight-asian="normal" style:font-size-complex="12pt" style:font-weight-complex="normal"/>
    </style:style>
    <style:style style:name="T83" style:family="text">
      <style:text-properties style:font-name="Liberation Sans" fo:font-size="12pt" fo:font-weight="bold" officeooo:rsid="0076d01c" style:font-size-asian="12pt" style:font-weight-asian="bold" style:font-size-complex="12pt" style:font-weight-complex="bold"/>
    </style:style>
    <style:style style:name="T84" style:family="text">
      <style:text-properties style:font-name="Liberation Sans" fo:font-size="12pt" fo:font-weight="bold" officeooo:rsid="00706666" style:font-size-asian="12pt" style:font-weight-asian="bold" style:font-size-complex="12pt" style:font-weight-complex="bold"/>
    </style:style>
    <style:style style:name="T85" style:family="text">
      <style:text-properties style:font-name="Liberation Sans" fo:font-size="12pt" fo:font-weight="bold" officeooo:rsid="00785c2a" style:font-size-asian="12pt" style:font-weight-asian="bold" style:font-size-complex="12pt" style:font-weight-complex="bold"/>
    </style:style>
    <style:style style:name="T86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87" style:family="text">
      <style:text-properties style:font-name="Liberation Sans" fo:font-style="normal" fo:font-weight="normal" officeooo:rsid="0095a29b" style:font-style-asian="normal" style:font-weight-asian="normal" style:font-style-complex="normal" style:font-weight-complex="normal"/>
    </style:style>
    <style:style style:name="T88" style:family="text">
      <style:text-properties style:font-name="Liberation Sans" fo:font-style="normal" style:font-style-asian="normal" style:font-style-complex="normal"/>
    </style:style>
    <style:style style:name="T89" style:family="text">
      <style:text-properties officeooo:rsid="003faa17"/>
    </style:style>
    <style:style style:name="T90" style:family="text">
      <style:text-properties officeooo:rsid="004213ec"/>
    </style:style>
    <style:style style:name="T91" style:family="text">
      <style:text-properties officeooo:rsid="004a8172"/>
    </style:style>
    <style:style style:name="T92" style:family="text">
      <style:text-properties officeooo:rsid="00503674"/>
    </style:style>
    <style:style style:name="T93" style:family="text">
      <style:text-properties officeooo:rsid="00672679"/>
    </style:style>
    <style:style style:name="T94" style:family="text">
      <style:text-properties officeooo:rsid="0069dcfd"/>
    </style:style>
    <style:style style:name="T95" style:family="text">
      <style:text-properties fo:font-size="12pt" officeooo:rsid="0058e47e" style:font-size-asian="12pt" style:font-size-complex="12pt"/>
    </style:style>
    <style:style style:name="T96" style:family="text">
      <style:text-properties fo:font-size="12pt" fo:font-weight="normal" officeooo:rsid="0058e47e" style:font-size-asian="12pt" style:font-weight-asian="normal" style:font-size-complex="12pt" style:font-weight-complex="normal"/>
    </style:style>
    <style:style style:name="T97" style:family="text">
      <style:text-properties fo:font-size="12pt" fo:font-style="normal" fo:font-weight="normal" officeooo:rsid="0058e47e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officeooo:rsid="0071fdac"/>
    </style:style>
    <style:style style:name="T99" style:family="text">
      <style:text-properties officeooo:rsid="00885efe"/>
    </style:style>
    <style:style style:name="T100" style:family="text">
      <style:text-properties officeooo:rsid="00953555"/>
    </style:style>
    <style:style style:name="T101" style:family="text">
      <style:text-properties fo:color="#ce181e" style:font-name="Liberation Sans" fo:font-size="10pt" fo:font-style="normal" fo:font-weight="normal" officeooo:rsid="0095a29b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officeooo:rsid="00a11d22"/>
    </style:style>
    <style:style style:name="T103" style:family="text">
      <style:text-properties officeooo:rsid="00c25a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1" text:outline-level="1"><text:bookmark text:name="user-content-learning-to-manipulate-deformable-objects-without-demonstrations"/>Learning to Manipulate Deformable Objects without Demonstrations</text:h>
      <text:p text:style-name="P1"/>
      <text:p text:style-name="P3">Installation instructions</text:p>
      <text:p text:style-name="P1"/>
      <text:list xml:id="list3701854710" text:style-name="L1">
        <text:list-item>
          <text:p text:style-name="P53">Install Mujoco-Py</text:p>
        </text:list-item>
      </text:list>
      <text:list xml:id="list806210309" text:style-name="L2">
        <text:list-item>
          <text:p text:style-name="P56"><text:span text:style-name="T58">Get License from </text:span><text:a xlink:type="simple" xlink:href="https://www.roboti.us/license.html" text:style-name="Internet_20_link" text:visited-style-name="Visited_20_Internet_20_Link"><text:span text:style-name="T59">https://www.roboti.us/license.html</text:span></text:a></text:p>
        </text:list-item>
        <text:list-item>
          <text:p text:style-name="P61"><text:span text:style-name="T2">After applying for License you will receive a mail attached with </text:span><text:span text:style-name="T51">License.txt </text:span><text:span text:style-name="T2">and </text:span><text:span text:style-name="T51">mjkey.txt</text:span></text:p>
        </text:list-item>
        <text:list-item>
          <text:p text:style-name="P71"><text:span text:style-name="T52">Download </text:span><text:span text:style-name="T50">getid_linux</text:span><text:span text:style-name="T52"> from the registration link</text:span><text:span text:style-name="T53">\</text:span></text:p>
        </text:list-item>
        <text:list-item>
          <text:p text:style-name="P73">chmod +x getid_linux</text:p>
        </text:list-item>
        <text:list-item>
          <text:p text:style-name="P74">./getid_linux</text:p>
        </text:list-item>
        <text:list-item>
          <text:p text:style-name="P63">Computer ID : LINUX_H4W5D10WXZP94Z10XWDWDS1E28_BDDC127</text:p>
        </text:list-item>
        <text:list-item>
          <text:p text:style-name="P84"><text:span text:style-name="T65">Download </text:span><text:a xlink:type="simple" xlink:href="https://www.roboti.us/index.html" office:target-frame-name="_blank" xlink:show="new" text:style-name="Internet_20_link" text:visited-style-name="Visited_20_Internet_20_Link"><text:span text:style-name="T65">mujoco200_linux zip</text:span></text:a></text:p>
        </text:list-item>
        <text:list-item>
          <text:p text:style-name="P64">Create a folder .mujoco in home folder</text:p>
        </text:list-item>
        <text:list-item>
          <text:p text:style-name="P54">Unzip and move the Key in it<text:line-break/>a. Unzip mujoco200_linux.zip <text:line-break/>b. Copy the unzipped folder mujoco200 into .mujoco</text:p>
        </text:list-item>
        <text:list-item>
          <text:p text:style-name="P62"><text:bookmark text:name="1e89"/>unzip mjpro150_linux.zip -d ~/.mujoco<text:line-break/>cd ~/.mujoco</text:p>
        </text:list-item>
        <text:list-item>
          <text:p text:style-name="P62"><text:bookmark text:name="32ce"/>4. Move License.txt file in .mujoco</text:p>
        </text:list-item>
        <text:list-item>
          <text:p text:style-name="P62"><text:bookmark text:name="c7e7"/>mv DOWNLOAD/mjkey.txt ~/.mujoco</text:p>
        </text:list-item>
        <text:list-item>
          <text:p text:style-name="P62"><text:bookmark text:name="2152"/>5. Edit ~/.bashrc</text:p>
        </text:list-item>
        <text:list-item>
          <text:p text:style-name="P62"><text:bookmark text:name="364f"/>export LD_LIBRARY_PATH=$LD_LIBRARY_PATH:/home/(username)/.mujoco/mjpro200/bin</text:p>
        </text:list-item>
        <text:list-item>
          <text:p text:style-name="P62"><text:bookmark text:name="bc76"/>6. Clone mujoco_py from git<text:line-break/>pip install mujoco_py didn’t work for me. Git clone in the ~/.mujoco folder</text:p>
        </text:list-item>
        <text:list-item>
          <text:p text:style-name="P60"><text:bookmark text:name="b3fd"/><text:span text:style-name="T65">cd ~/.mujoco<text:line-break/>git clone </text:span><text:a xlink:type="simple" xlink:href="https://github.com/openai/mujoco-py.git" office:target-frame-name="_blank" xlink:show="new" text:style-name="Internet_20_link" text:visited-style-name="Visited_20_Internet_20_Link"><text:span text:style-name="T65">https://github.com/openai/mujoco-py.git</text:span></text:a></text:p>
        </text:list-item>
        <text:list-item>
          <text:p text:style-name="P62">Install dependencies</text:p>
        </text:list-item>
      </text:list>
      <text:list xml:id="list138445080" text:style-name="L3">
        <text:list-header>
          <text:p text:style-name="P65"><text:bookmark text:name="9ca9"/><text:span text:style-name="T54">cd mujoco-py/<text:line-break/>sudo apt-get update<text:line-break/>sudo apt-get install patchelf<text:line-break/>sudo apt-get install python3 python-dev python3-dev build-essential libssl-dev libffi-dev libxml2-dev libxslt1-dev zlib1g-dev libglew1.5 libglew-dev python-pip<text:line-break/>sudo apt-get install libgl1-mesa-dev libgl1-mesa-glx libosmesa6-dev python3-pip python3-numpy python3-scipy <text:line-break/>sudo pip3 install -r requirements.txt<text:line-break/>sudo pip3 install -r requirements.dev.txt<text:line-break/></text:span><text:soft-page-break/><text:span text:style-name="T54">sudo python3 setup.py install<text:line-break/>sudo pip3 install gym<text:line-break/>sudo pip install -r requirements.txt -e . (Add -r)<text:line-break/>sudo pip install requirements.dev.txt -e .(For developers)<text:line-break/>pip install -e .</text:span></text:p>
          <text:p text:style-name="P66">pip3 install fasteners</text:p>
          <text:p text:style-name="P66">pip3 install cython</text:p>
        </text:list-header>
      </text:list>
      <text:p text:style-name="P5">18<text:tab/>Setup OpenGl <text:line-break/><text:tab/>Check your Nvidia driver version.</text:p>
      <text:p text:style-name="P6">OR <text:span text:style-name="T93">(Working)</text:span></text:p>
      <text:p text:style-name="P8">Register for license on https://www.roboti.us/license.html</text:p>
      <text:p text:style-name="P9">create /.mujoco folder</text:p>
      <text:p text:style-name="P9"><text:span text:style-name="T99">wget </text:span><text:a xlink:type="simple" xlink:href="https://www.roboti.us/download/mujoco200_linux.zip" text:style-name="Internet_20_link" text:visited-style-name="Visited_20_Internet_20_Link">https://www.roboti.us/download/mujoco200_linux.zip</text:a></text:p>
      <text:p text:style-name="P28"><text:span text:style-name="T67">git clone </text:span><text:a xlink:type="simple" xlink:href="https://github.com/openai/mujoco-py.git" text:style-name="Internet_20_link" text:visited-style-name="Visited_20_Internet_20_Link"><text:span text:style-name="T67">https://github.com/openai/mujoco-py.git</text:span></text:a></text:p>
      <text:p text:style-name="P33"><text:span text:style-name="T67">A</text:span><text:span text:style-name="T65">dd license.txt and mjkey.txt to </text:span><text:span text:style-name="T78">.mujoco</text:span><text:span text:style-name="T62">mucoco200_linux/bin</text:span><text:span text:style-name="T65"> folder </text:span><text:span text:style-name="T68">(IMPORTANT !</text:span><text:span text:style-name="T69">)</text:span></text:p>
      <text:p text:style-name="P35"><text:span text:style-name="T65">Run this “ ./simulate ../model/humanoid.xml ” from “</text:span><text:span text:style-name="T79">.mujoco</text:span><text:span text:style-name="T62">mucoco200_linux/bin</text:span><text:span text:style-name="T70"> </text:span><text:span text:style-name="T65">” </text:span><text:span text:style-name="T71">to test if mujoco is successful</text:span></text:p>
      <text:p text:style-name="P32"><text:span text:style-name="Source_20_Text"><text:span text:style-name="T95">pip3 install mujoco-py==2.0.2.8</text:span></text:span></text:p>
      <text:p text:style-name="P30"><text:span text:style-name="T67">A</text:span><text:span text:style-name="T65">dd the following to bashrc </text:span></text:p>
      <text:p text:style-name="P21">export MUJOCO_PY_MUJOCO_PATH=/home/chandandeep/.mujoco/mujoco200_linux/</text:p>
      <text:p text:style-name="P21">export MUJOCO_PY_MJKEY_PATH=/home/chandandeep/.mujoco/</text:p>
      <text:p text:style-name="P34"><text:span text:style-name="Source_20_Text"><text:span text:style-name="T98">sudo apt install clang</text:span></text:span></text:p>
      <text:p text:style-name="P29"><text:bookmark text:name="pip-command"/><text:span text:style-name="Source_20_Text">pip install gcc7</text:span></text:p>
      <text:p text:style-name="P29"><text:span text:style-name="Source_20_Text">sudo apt install linuxbrew-wrapper</text:span></text:p>
      <text:p text:style-name="P52"><text:span text:style-name="Source_20_Text">brew install llvm</text:span></text:p>
      <text:p text:style-name="P52"><text:span text:style-name="Source_20_Text"/></text:p>
      <text:p text:style-name="P52"><text:span text:style-name="Source_20_Text">sudo apt install libosmesa6-dev libgl1-mesa-glx libglfw3</text:span></text:p>
      <text:p text:style-name="P52"><text:span text:style-name="Source_20_Text"/></text:p>
      <text:p text:style-name="P52"><text:span text:style-name="Source_20_Text">sudo ln -s /usr/lib/x86_64-linux-gnu/libGL.so.1 /usr/lib/x86_64-linux-gnu/libGL.so</text:span></text:p>
      <text:p text:style-name="P29"><text:span text:style-name="Source_20_Text"/></text:p>
      <text:p text:style-name="P31"><text:span text:style-name="Source_20_Text"><text:span text:style-name="T94">Reference : https://github.com/openai/mujoco-py</text:span></text:span></text:p>
      <text:p text:style-name="P5"><text:bookmark text:name="3f2b"/><text:tab/>Nvidia-smi</text:p>
      <text:list xml:id="list174355580309268" text:continue-list="list3701854710" text:style-name="L1">
        <text:list-item>
          <text:p text:style-name="P85"><text:span text:style-name="T77">Install a custom version of </text:span><text:a xlink:type="simple" xlink:href="https://github.com/wilson1yan/dm_control" text:style-name="Internet_20_link" text:visited-style-name="Visited_20_Internet_20_Link"><text:span text:style-name="T77">dm_control</text:span></text:a></text:p>
        </text:list-item>
      </text:list>
      <text:list xml:id="list3340375263" text:style-name="L4">
        <text:list-item>
          <text:p text:style-name="P87"><text:span text:style-name="T60">git clone </text:span><text:a xlink:type="simple" xlink:href="https://github.com/wilson1yan/dm_control.git" text:style-name="Internet_20_link" text:visited-style-name="Visited_20_Internet_20_Link"><text:span text:style-name="T61">https://github.com/wilson1yan/dm_control.git</text:span></text:a></text:p>
        </text:list-item>
        <text:list-item>
          <text:p text:style-name="P88"><text:span text:style-name="T61">s</text:span><text:span text:style-name="T57">udo python3 install setup.py</text:span></text:p>
        </text:list-item>
        <text:list-item>
          <text:p text:style-name="P75">pip3 install dm-control</text:p>
        </text:list-item>
        <text:list-item>
          <text:p text:style-name="P75"><text:soft-page-break/>sudo apt-get install libglew-dev <text:s/>libglfw3-dev</text:p>
        </text:list-item>
        <text:list-item>
          <text:p text:style-name="P76">pip3 install .</text:p>
        </text:list-item>
        <text:list-item>
          <text:p text:style-name="P77">In order to run these environments, you may need to change the path of the cloth skin images in the xml files</text:p>
        </text:list-item>
      </text:list>
      <text:p text:style-name="Text_20_body">Cloth (State): cloth_point_state.py / cloth_point.xml</text:p>
      <text:p text:style-name="Text_20_body">Cloth (Pixel): cloth_point.py / cloth_point.xml</text:p>
      <text:p text:style-name="Text_20_body">Cloth Simplified (State): cloth_corner.py / clother_corner.xml</text:p>
      <text:p text:style-name="Text_20_body">Rope (State): rope_v2.py / rope_v2.xml</text:p>
      <text:p text:style-name="Text_20_body">Rope (Pixel): rope_sac.py / rope_sac.xml</text:p>
      <text:p text:style-name="P27"><text:span text:style-name="T92">NOTE : </text:span>MuJoCo Pro must be installed before <text:span text:style-name="Source_20_Text">dm_control</text:span>, since <text:span text:style-name="Source_20_Text">dm_control</text:span>'s install script generates Python <text:a xlink:type="simple" xlink:href="https://docs.python.org/3/library/ctypes.html" text:style-name="Internet_20_link" text:visited-style-name="Visited_20_Internet_20_Link"><text:span text:style-name="Source_20_Text">ctypes</text:span></text:a> bindings based on MuJoCo's header files. By default, <text:span text:style-name="Source_20_Text">dm_control</text:span> assumes that the MuJoCo Zip archive is extracted as <text:span text:style-name="Source_20_Text">~/.mujoco/mujoco200_$PLATFORM</text:span> where <text:span text:style-name="Source_20_Text">$PLATFORM</text:span> is either <text:span text:style-name="Source_20_Text">linux</text:span>, <text:span text:style-name="Source_20_Text">win64</text:span>, or <text:span text:style-name="Source_20_Text">macos</text:span>.</text:p>
      <text:list xml:id="list174355609359033" text:continue-list="list174355580309268" text:style-name="L1">
        <text:list-item>
          <text:p text:style-name="P86"><text:span text:style-name="T78">Install a custom version of </text:span><text:a xlink:type="simple" xlink:href="https://github.com/wilson1yan/dm_env" text:style-name="Internet_20_link" text:visited-style-name="Visited_20_Internet_20_Link"><text:span text:style-name="T78">dm_env</text:span></text:a></text:p>
        </text:list-item>
      </text:list>
      <text:list xml:id="list742263896" text:style-name="L5">
        <text:list-item>
          <text:p text:style-name="P89"><text:span text:style-name="T65">git clone </text:span><text:a xlink:type="simple" xlink:href="https://github.com/wilson1yan/dm_env.git" text:style-name="Internet_20_link" text:visited-style-name="Visited_20_Internet_20_Link"><text:span text:style-name="T65">https://github.com/wilson1yan/dm_env.git</text:span></text:a></text:p>
        </text:list-item>
        <text:list-item>
          <text:p text:style-name="P90"><text:span text:style-name="T82">s</text:span><text:span text:style-name="T81">udo python3 install setup.py</text:span></text:p>
          <text:p text:style-name="P78">OR</text:p>
        </text:list-item>
        <text:list-item>
          <text:p text:style-name="P78">pip3 install dm_env</text:p>
        </text:list-item>
      </text:list>
      <text:list xml:id="list174354373526853" text:continue-list="list174355609359033" text:style-name="L1">
        <text:list-item>
          <text:p text:style-name="P79">Install the original rlpyt environment</text:p>
        </text:list-item>
      </text:list>
      <text:list xml:id="list3089407549" text:style-name="L6">
        <text:list-item>
          <text:p text:style-name="P57"><text:span text:style-name="T66">git clone </text:span><text:a xlink:type="simple" xlink:href="https://github.com/wilson1yan/rlpyt.git" text:style-name="Internet_20_link" text:visited-style-name="Visited_20_Internet_20_Link"><text:span text:style-name="T65">https://github.com/wilson1yan/rlpyt.git</text:span></text:a></text:p>
        </text:list-item>
        <text:list-item>
          <text:p text:style-name="P55">cd rlpyt and conda env create -f linux_cuda9.yml</text:p>
        </text:list-item>
        <text:list-item>
          <text:p text:style-name="P91"><text:span text:style-name="T66">A</text:span><text:span text:style-name="T65">dd the following to your </text:span><text:span text:style-name="Source_20_Text"><text:span text:style-name="T65">~/.bashrc</text:span></text:span><text:span text:style-name="T65"> (might substitute </text:span><text:span text:style-name="Source_20_Text"><text:span text:style-name="T65">conda</text:span></text:span><text:span text:style-name="T65"> for </text:span><text:span text:style-name="Source_20_Text"><text:span text:style-name="T65">source</text:span></text:span><text:span text:style-name="T65">).</text:span></text:p>
        </text:list-item>
      </text:list>
      <text:p text:style-name="P50"><text:span text:style-name="Source_20_Text"><text:span text:style-name="T65"><text:tab/>alias rlpyt="source activate rlpyt; cd path_to_rlpyt"</text:span></text:span></text:p>
      <text:p text:style-name="P2"><text:span text:style-name="T56">Launch </text:span><text:span text:style-name="T55">instructions</text:span></text:p>
      <text:p text:style-name="P4"/>
      <text:list xml:id="list2234831053" text:style-name="L7">
        <text:list-item>
          <text:p text:style-name="P67">All launch scripts are in rlpyt/experiments/scripts/dm_control/qpg/sac/launch</text:p>
        </text:list-item>
        <text:list-item>
          <text:p text:style-name="P67">For Cloth (State), see launch_dm_control_sac_state_cloth_point.py</text:p>
        </text:list-item>
        <text:list-item>
          <text:p text:style-name="P68">For Cloth (Pixel), see launch_dm_control_sac_pixels_cloth_point.py</text:p>
        </text:list-item>
        <text:list-item>
          <text:p text:style-name="P68">For Cloth-Simplified (State), see launch_dm_control_sac_state_cloth_corner.py</text:p>
          <text:p text:style-name="P80">NOTE : Update the path for the train folder in each of the launch files before running</text:p>
        </text:list-item>
      </text:list>
      <text:p text:style-name="P15"><text:a xlink:type="simple" xlink:href="https://github.com/fisadev/fisa-vim-config" text:style-name="Internet_20_link" text:visited-style-name="Visited_20_Internet_20_Link">https://github.com/fisadev/fisa-vim-config</text:a></text:p>
      <text:p text:style-name="P13">Simulation environment is <text:span text:style-name="T91">in /.mujoco folder</text:span></text:p>
      <text:p text:style-name="P14">Error resolution (While trying to run the repo)</text:p>
      <text:p text:style-name="P11"><text:soft-page-break/><text:span text:style-name="T55">Error #1 : <text:s/></text:span><text:s text:c="3"/>from rlpyt.utils.launching.affinity import affinity_from_code</text:p>
      <text:p text:style-name="P12">File "/home/chandandeep/.mujoco/rlpyt/rlpyt/utils/launching/affinity.py", line 76</text:p>
      <text:p text:style-name="P12">affinity_code = f"{n_cpu_core}{N_CPU_CORE}_{n_gpu}{N_GPU}"</text:p>
      <text:p text:style-name="P11">SyntaxError: invalid syntax</text:p>
      <text:p text:style-name="P11"/>
      <text:p text:style-name="P16"/>
      <text:p text:style-name="P17">Attempt 1 – Due to python3 not compatible with f-strings X</text:p>
      <text:p text:style-name="P17">Attempt 2 – <text:span text:style-name="T89">Due to affinity_code generated from encode_affinity X</text:span></text:p>
      <text:p text:style-name="P18">Attempt 3 – Due to <text:span text:style-name="T90">p = subprocess.Popen(call_list) in launch_experiments file in exp_launcher.py ?</text:span></text:p>
      <text:p text:style-name="P19">Attempt 4 – Due to train script in launch_experiments file in exp_launcher.py ? </text:p>
      <text:p text:style-name="P20"/>
      <text:p text:style-name="P20"><text:span text:style-name="T4">Clean install instructions</text:span> </text:p>
      <text:p text:style-name="P20"/>
      <text:p text:style-name="P20"/>
      <text:p text:style-name="P23">References</text:p>
      <text:list xml:id="list1607106795" text:style-name="L8">
        <text:list-item>
          <text:p text:style-name="P59"><text:a xlink:type="simple" xlink:href="https://github.com/wilson1yan/rlpyt" text:style-name="Internet_20_link" text:visited-style-name="Visited_20_Internet_20_Link"><text:span text:style-name="T65">https://github.com/wilson1yan/rlpyt</text:span></text:a></text:p>
        </text:list-item>
        <text:list-item>
          <text:p text:style-name="P58"><text:a xlink:type="simple" xlink:href="https://medium.com/@chinmayburgul/setting-up-mujoco200-on-linux-16-04-18-04-38e5a3524c85" text:style-name="Internet_20_link" text:visited-style-name="Visited_20_Internet_20_Link"><text:span text:style-name="T65">https://medium.com/@chinmayburgul/setting-up-mujoco200-on-linux-16-04-18-04-38e5a3524c85</text:span></text:a></text:p>
        </text:list-item>
      </text:list>
      <text:p text:style-name="P7"/>
      <text:p text:style-name="P26"><text:span text:style-name="T103">I</text:span>nstructions <text:span text:style-name="T103">(Clean)</text:span></text:p>
      <text:p text:style-name="P24">Mujoco</text:p>
      <text:list xml:id="list3566231541" text:style-name="L9">
        <text:list-item>
          <text:p text:style-name="P92"><text:span text:style-name="T70">Register for license on </text:span><text:a xlink:type="simple" xlink:href="https://www.roboti.us/license.html" text:style-name="Internet_20_link" text:visited-style-name="Visited_20_Internet_20_Link"><text:span text:style-name="T70">https://www.roboti.us/license.html</text:span></text:a></text:p>
        </text:list-item>
        <text:list-item>
          <text:p text:style-name="P83">conda create -n Masterarbeit python=3.<text:span text:style-name="T102">7</text:span></text:p>
        </text:list-item>
        <text:list-item>
          <text:p text:style-name="P94"><text:span text:style-name="T70">c</text:span><text:span text:style-name="T65">onda activate Masterarbeit</text:span></text:p>
        </text:list-item>
        <text:list-item>
          <text:p text:style-name="P69">create /.mujoco folder</text:p>
        </text:list-item>
        <text:list-item>
          <text:p text:style-name="P92"><text:span text:style-name="T74">wget</text:span><text:span text:style-name="T73"> </text:span><text:a xlink:type="simple" xlink:href="https://www.roboti.us/download/mujoco200_linux.zip" text:style-name="Internet_20_link" text:visited-style-name="Visited_20_Internet_20_Link"><text:span text:style-name="T72">https://www.roboti.us/download/mujoco200_linux.zip</text:span></text:a></text:p>
        </text:list-item>
        <text:list-item>
          <text:p text:style-name="P95"><text:span text:style-name="T72">u</text:span><text:span text:style-name="T65">nzip mujoco200_linux.zip</text:span></text:p>
        </text:list-item>
        <text:list-item>
          <text:p text:style-name="P92"><text:span text:style-name="T67">A</text:span><text:span text:style-name="T70">dd license.txt and mjkey.txt to </text:span><text:span text:style-name="T79">.</text:span><text:span text:style-name="T63">mujoco</text:span><text:span text:style-name="T79">/</text:span><text:span text:style-name="T62">mucoco200_linux/bin</text:span><text:span text:style-name="T70"> folder </text:span><text:span text:style-name="T75">and also separately to .mujoco/ folder (as mujoco-py </text:span><text:span text:style-name="T76">and dm_control </text:span><text:span text:style-name="T75">look in /mujoco/)</text:span><text:span text:style-name="T70"> </text:span><text:span text:style-name="T68">(IMPORTANT !</text:span><text:span text:style-name="T69">)</text:span></text:p>
        </text:list-item>
        <text:list-item>
          <text:p text:style-name="P70">cp mjkey.txt /home/chandandeep/.mujoco/mujoco200_linux/bin/</text:p>
        </text:list-item>
        <text:list-item>
          <text:p text:style-name="P70">cp LICENSE.txt /home/chandandeep/.mujoco/mujoco200_linux/bin/</text:p>
        </text:list-item>
        <text:list-item>
          <text:p text:style-name="P92"><text:soft-page-break/><text:span text:style-name="T83">Run this “ ./simulate ../model/humanoid.xml ” from “</text:span><text:span text:style-name="T80">.mujoco</text:span><text:span text:style-name="T64">mucoco200_linux/bin</text:span><text:span text:style-name="T84"> </text:span><text:span text:style-name="T83">” </text:span><text:span text:style-name="T85">to test if mujoco is successful</text:span></text:p>
        </text:list-item>
      </text:list>
      <text:p text:style-name="P25">Mujoco-<text:span text:style-name="T100">py</text:span></text:p>
      <text:list xml:id="list174355566400208" text:continue-numbering="true" text:style-name="L9">
        <text:list-item>
          <text:p text:style-name="P93"><text:span text:style-name="Source_20_Text"><text:span text:style-name="T96">pip3 install mujoco-py==2.0.2.8</text:span></text:span></text:p>
        </text:list-item>
        <text:list-item>
          <text:p text:style-name="P93"><text:span text:style-name="Source_20_Text"><text:span text:style-name="T96">export LD_</text:span></text:span><text:span text:style-name="Source_20_Text"><text:span text:style-name="T97">LIBRARY_PATH=$LD_LIBRARY_PATH:/home/chandandeep/.mujoco/mujoco200_linux/bin</text:span></text:span></text:p>
        </text:list-item>
        <text:list-item>
          <text:p text:style-name="P72">export MUJOCO_PY_MUJOCO_PATH=/home/chandandeep/.mujoco/mujoco200_linux/</text:p>
        </text:list-item>
        <text:list-item>
          <text:p text:style-name="P81"><text:span text:style-name="Source_20_Text"><text:span text:style-name="T86">export MUJOCO_PY_MJKEY_PATH=/home/chandandeep/.mujoco/mjkey.txt</text:span></text:span></text:p>
        </text:list-item>
        <text:list-item>
          <text:p text:style-name="P117"><text:span text:style-name="Source_20_Text"><text:span text:style-name="T1">sudo apt install libosmesa6-dev libgl1-mesa-glx libglfw3</text:span></text:span></text:p>
          <text:p text:style-name="P117"><text:span text:style-name="Source_20_Text"><text:span text:style-name="T3"/></text:span></text:p>
        </text:list-item>
        <text:list-item>
          <text:p text:style-name="P117"><text:span text:style-name="Source_20_Text"><text:span text:style-name="T1">sudo apt install patchelf</text:span></text:span></text:p>
          <text:p text:style-name="P117"><text:span text:style-name="Source_20_Text"><text:span text:style-name="T86"/></text:span></text:p>
        </text:list-item>
        <text:list-item>
          <text:p text:style-name="P82"><text:span text:style-name="Source_20_Text"><text:span text:style-name="T87">Make a python file trial.py with the following contents : </text:span></text:span></text:p>
        </text:list-item>
      </text:list>
      <text:p text:style-name="P22"><text:span text:style-name="Source_20_Text"><text:span text:style-name="T101">import mujoco_py</text:span></text:span></text:p>
      <text:p text:style-name="P22"><text:span text:style-name="Source_20_Text"><text:span text:style-name="T101">import os</text:span></text:span></text:p>
      <text:p text:style-name="P22"><text:span text:style-name="Source_20_Text"><text:span text:style-name="T101">mj_path, _ = mujoco_py.utils.discover_mujoco()</text:span></text:span></text:p>
      <text:p text:style-name="P22"><text:span text:style-name="Source_20_Text"><text:span text:style-name="T101">xml_path = os.path.join(mj_path, 'model', 'humanoid.xml')</text:span></text:span></text:p>
      <text:p text:style-name="P22"><text:span text:style-name="Source_20_Text"><text:span text:style-name="T101">model = mujoco_py.load_model_from_path(xml_path)</text:span></text:span></text:p>
      <text:p text:style-name="P22"><text:span text:style-name="Source_20_Text"><text:span text:style-name="T101">sim = mujoco_py.MjSim(model)</text:span></text:span></text:p>
      <text:p text:style-name="P22"><text:span text:style-name="Source_20_Text"><text:span text:style-name="T101"/></text:span></text:p>
      <text:p text:style-name="P22"><text:span text:style-name="Source_20_Text"><text:span text:style-name="T101">print(sim.data.qpos)</text:span></text:span></text:p>
      <text:p text:style-name="P22"><text:span text:style-name="Source_20_Text"><text:span text:style-name="T101"># [0. 0. 0. 0. 0. 0. 0. 0. 0. 0. 0. 0. 0. 0. 0. 0. 0. 0. 0. 0. 0.]</text:span></text:span></text:p>
      <text:p text:style-name="P22"><text:span text:style-name="Source_20_Text"><text:span text:style-name="T101"/></text:span></text:p>
      <text:p text:style-name="P22"><text:span text:style-name="Source_20_Text"><text:span text:style-name="T101">sim.step()</text:span></text:span></text:p>
      <text:p text:style-name="P22"><text:span text:style-name="Source_20_Text"><text:span text:style-name="T101">print(sim.data.qpos)</text:span></text:span></text:p>
      <text:p text:style-name="P22"><text:span text:style-name="Source_20_Text"><text:span text:style-name="T101"># [-2.09531783e-19 <text:s/>2.72130735e-05 <text:s/>6.14480786e-22 -3.45474715e-06</text:span></text:span></text:p>
      <text:p text:style-name="P22"><text:span text:style-name="Source_20_Text"><text:span text:style-name="T101"># <text:s text:c="2"/>7.42993721e-06 -1.40711141e-04 -3.04253586e-04 -2.07559344e-04</text:span></text:span></text:p>
      <text:p text:style-name="P22"><text:span text:style-name="Source_20_Text"><text:span text:style-name="T101"># <text:s text:c="2"/>8.50646247e-05 -3.45474715e-06 <text:s/>7.42993721e-06 -1.40711141e-04</text:span></text:span></text:p>
      <text:p text:style-name="P22"><text:span text:style-name="Source_20_Text"><text:span text:style-name="T101"># <text:s/>-3.04253586e-04 -2.07559344e-04 -8.50646247e-05 <text:s/>1.11317030e-04</text:span></text:span></text:p>
      <text:p text:style-name="P22"><text:span text:style-name="Source_20_Text"><text:span text:style-name="T101"># <text:s/>-7.03465386e-05 -2.22862221e-05 -1.11317030e-04 <text:s/>7.03465386e-05</text:span></text:span></text:p>
      <text:p text:style-name="P10"><text:span text:style-name="Source_20_Text"><text:span text:style-name="T101"># <text:s/>-2.22862221e-05]</text:span></text:span></text:p>
      <text:p text:style-name="P36">DM Control</text:p>
      <text:list xml:id="list4285267247" text:style-name="L10">
        <text:list-item>
          <text:p text:style-name="P96"><text:span text:style-name="T10">git clone </text:span><text:a xlink:type="simple" xlink:href="https://github.com/wilson1yan/dm_control.git" text:style-name="Internet_20_link" text:visited-style-name="Visited_20_Internet_20_Link"><text:span text:style-name="T11">https://github.com/wilson1yan/dm_control.git</text:span></text:a></text:p>
        </text:list-item>
        <text:list-item>
          <text:p text:style-name="P118"><text:span text:style-name="Source_20_Text"><text:span text:style-name="T11">sudo apt-get install python3-setuptools</text:span></text:span></text:p>
          <text:p text:style-name="P118"><text:span text:style-name="Source_20_Text"><text:span text:style-name="T11"/></text:span></text:p>
        </text:list-item>
        <text:list-item>
          <text:p text:style-name="P97"/>
        </text:list-item>
        <text:list-item>
          <text:p text:style-name="P97"><text:soft-page-break/><text:span text:style-name="T11">sudo python3 setup.py </text:span><text:span text:style-name="T13">install</text:span></text:p>
        </text:list-item>
        <text:list-item>
          <text:p text:style-name="P111">sudo ln -s /usr/lib/x86_64-linux-gnu/libGL.so.1 /usr/lib/x86_64-linux-gnu/libGL.so</text:p>
          <text:p text:style-name="P112">sudo pip3 install -r requirements.txt</text:p>
        </text:list-item>
        <text:list-item>
          <text:p text:style-name="P98"><text:span text:style-name="T13">p</text:span><text:span text:style-name="T9">ip3 install dm-control</text:span></text:p>
        </text:list-item>
        <text:list-item>
          <text:p text:style-name="P98"><text:span text:style-name="Source_20_Text"><text:span text:style-name="T9">export MJLIB_PATH=/home/chandandeep/.mujoco/mujoco200_linux/bin/libmujoco200.so</text:span></text:span></text:p>
        </text:list-item>
        <text:list-item>
          <text:p text:style-name="P97"><text:span text:style-name="T13">git clone </text:span><text:a xlink:type="simple" xlink:href="https://github.com/wilson1yan/dm_env.git" text:style-name="Internet_20_link" text:visited-style-name="Visited_20_Internet_20_Link"><text:span text:style-name="T12">https://github.com/wilson1yan/dm_env.git</text:span></text:a></text:p>
        </text:list-item>
        <text:list-item>
          <text:p text:style-name="P100"><text:span text:style-name="T12">s</text:span><text:span text:style-name="T9">udo python3 setup.py install</text:span></text:p>
        </text:list-item>
        <text:list-item>
          <text:p text:style-name="P113">pip3 install dm_env</text:p>
        </text:list-item>
      </text:list>
      <text:p text:style-name="P37">RLPYT Environment</text:p>
      <text:list xml:id="list1140293661" text:style-name="L11">
        <text:list-item>
          <text:p text:style-name="P101"><text:span text:style-name="T14">git clone </text:span><text:a xlink:type="simple" xlink:href="https://github.com/wilson1yan/rlpyt.git" text:style-name="Internet_20_link" text:visited-style-name="Visited_20_Internet_20_Link"><text:span text:style-name="T9">https://github.com/wilson1yan/rlpyt.git</text:span></text:a></text:p>
        </text:list-item>
        <text:list-item>
          <text:p text:style-name="P119"><text:span text:style-name="Source_20_Text"><text:span text:style-name="T9">conda env create -f linux_cuda9.yml</text:span></text:span></text:p>
        </text:list-item>
        <text:list-item>
          <text:p text:style-name="P102"><text:span text:style-name="Source_20_Text"><text:span text:style-name="T88">alias rlpyt="source activate rlpyt; cd </text:span></text:span><text:span text:style-name="T9">/home/chandandeep/.mujoco/rlpyt</text:span><text:span text:style-name="Source_20_Text"><text:span text:style-name="T88">"</text:span></text:span></text:p>
        </text:list-item>
        <text:list-item>
          <text:p text:style-name="P120"><text:span text:style-name="Source_20_Text"><text:span text:style-name="T9">pip install -e .</text:span></text:span></text:p>
        </text:list-item>
        <text:list-item>
          <text:p text:style-name="P114">conda activate rlpyt</text:p>
        </text:list-item>
        <text:list-item>
          <text:p text:style-name="P103"><text:span text:style-name="T9">Update location of /dm_control/qpg/sac/train/dm_control_sac.py </text:span><text:span text:style-name="T15">in </text:span><text:span text:style-name="T16">the launch file “launch_dm_control_sac_pixels_cloth_corner.py” </text:span><text:span text:style-name="T17">in (/home/chandandeep/.mujoco/rlpyt/rlpyt/experiments/scripts/dm_control/qpg/sac/launch)</text:span></text:p>
        </text:list-item>
        <text:list-item>
          <text:p text:style-name="P104"><text:span text:style-name="Source_20_Text"><text:span text:style-name="T18">Do the same for this location /home/chandandeep/.mujoco/rlpyt/rlpyt/experiments/scripts/mujoco/qpg/train </text:span></text:span><text:span text:style-name="Source_20_Text"><text:span text:style-name="T19">for the file mujoco_sac_serial.py</text:span></text:span></text:p>
        </text:list-item>
        <text:list-item>
          <text:p text:style-name="P99"><text:span text:style-name="Source_20_Text"><text:span text:style-name="T21">export MJLIB_PATH=/home/chandandeep/.mujoco/mujoco200_linux/bin/libmujoco200.so</text:span></text:span></text:p>
        </text:list-item>
        <text:list-item>
          <text:p text:style-name="P115">pip3 install alphashape</text:p>
        </text:list-item>
        <text:list-item>
          <text:p text:style-name="P116">python3 launch_dm_control_sac_state_cloth_point.py</text:p>
        </text:list-item>
        <text:list-item>
          <text:p text:style-name="P105"><text:span text:style-name="T17">c</text:span><text:span text:style-name="T9">d /home/chandandeep/anaconda3/envs/rlpyt/lib/python3.7/site-packages/dm_control/mujoco/wrapper/</text:span></text:p>
        </text:list-item>
        <text:list-item>
          <text:p text:style-name="P105"><text:span text:style-name="Source_20_Text"><text:span text:style-name="T9">_REGISTERED </text:span></text:span><text:span text:style-name="Source_20_Text"><text:span text:style-name="T20">= True</text:span></text:span></text:p>
        </text:list-item>
        <text:list-item>
          <text:p text:style-name="P105"><text:span text:style-name="Source_20_Text"><text:span text:style-name="T48">cd </text:span></text:span><text:span text:style-name="Source_20_Text"><text:span text:style-name="T20">~/.mujoco/rlpyt/rlpyt/samplers/async_</text:span></text:span></text:p>
        </text:list-item>
        <text:list-item>
          <text:p text:style-name="P107"><text:span text:style-name="Source_20_Text"><text:span text:style-name="T48">vim base.py</text:span></text:span></text:p>
        </text:list-item>
        <text:list-item>
          <text:p text:style-name="P108"><text:span text:style-name="Source_20_Text"><text:span text:style-name="T49">change subprocess=False</text:span></text:span></text:p>
        </text:list-item>
        <text:list-item>
          <text:p text:style-name="P105"><text:soft-page-break/><text:span text:style-name="Source_20_Text"><text:span text:style-name="T22">cd </text:span></text:span><text:span text:style-name="Source_20_Text"><text:span text:style-name="T20">/home/chandandeep/anaconda3/envs/rlpyt/lib/python3.7/multiprocessing/</text:span></text:span></text:p>
        </text:list-item>
        <text:list-item>
          <text:p text:style-name="P106"><text:span text:style-name="Source_20_Text"><text:span text:style-name="T22">vim managers.py</text:span></text:span></text:p>
        </text:list-item>
        <text:list-item>
          <text:p text:style-name="P106"><text:span text:style-name="Source_20_Text"><text:span text:style-name="T22">add ‘action’ to the dictionary</text:span></text:span></text:p>
        </text:list-item>
      </text:list>
      <text:p text:style-name="P38"><text:span text:style-name="Source_20_Text"><text:span text:style-name="T23">TO DO :</text:span></text:span></text:p>
      <text:list xml:id="list1647627897" text:style-name="L12">
        <text:list-item>
          <text:p text:style-name="P109"><text:span text:style-name="Source_20_Text"><text:span text:style-name="T23">Talk to Marvin, Pol about Simulation</text:span></text:span></text:p>
        </text:list-item>
        <text:list-item>
          <text:p text:style-name="P109"><text:span text:style-name="Source_20_Text"><text:span text:style-name="T23">Run the repository</text:span></text:span></text:p>
        </text:list-item>
        <text:list-item>
          <text:p text:style-name="P110"><text:span text:style-name="Source_20_Text"><text:span text:style-name="T24">Check feasibility of model free approach </text:span></text:span><text:span text:style-name="Source_20_Text"><text:span text:style-name="T25">versus model based</text:span></text:span></text:p>
        </text:list-item>
      </text:list>
      <text:p text:style-name="P39"><text:span text:style-name="Source_20_Text"><text:span text:style-name="T25"/></text:span></text:p>
      <text:p text:style-name="P39"><text:span text:style-name="Source_20_Text"><text:span text:style-name="T25"/></text:span></text:p>
      <text:p text:style-name="P39"><text:span text:style-name="Source_20_Text"><text:span text:style-name="T25"/></text:span></text:p>
      <text:p text:style-name="P40"><text:span text:style-name="Source_20_Text"><text:span text:style-name="T5">Practise</text:span></text:span><text:span text:style-name="Source_20_Text"><text:span text:style-name="T26"> </text:span></text:span></text:p>
      <text:p text:style-name="P40"><text:a xlink:type="simple" xlink:href="https://youtu.be/ioidsRlf79o" text:style-name="Internet_20_link" text:visited-style-name="Visited_20_Internet_20_Link"><text:span text:style-name="Source_20_Text"><text:span text:style-name="T26">https://youtu.be/ioidsRlf79o</text:span></text:span></text:a></text:p>
      <text:p text:style-name="P40"><text:a xlink:type="simple" xlink:href="https://github.com/philtabor/Youtube-Code-Repository/blob/master/ReinforcementLearning/PolicyGradient/SAC/buffer.py" text:style-name="Internet_20_link" text:visited-style-name="Visited_20_Internet_20_Link"><text:span text:style-name="Source_20_Text"><text:span text:style-name="T26">https://github.com/philtabor/Youtube-Code-Repository/blob/master/ReinforcementLearning/PolicyGradient/SAC/buffer.py</text:span></text:span></text:a></text:p>
      <text:p text:style-name="P40"><text:span text:style-name="Source_20_Text"><text:span text:style-name="T26"/></text:span></text:p>
      <text:p text:style-name="P40"><text:span text:style-name="Source_20_Text"><text:span text:style-name="T26">Continuous action environments</text:span></text:span></text:p>
      <text:p text:style-name="P44"><text:span text:style-name="Source_20_Text"><text:span text:style-name="T7">Soft Actor Critic –</text:span></text:span><text:span text:style-name="Source_20_Text"><text:span text:style-name="T27"> </text:span></text:span></text:p>
      <text:p text:style-name="P44"><text:span text:style-name="Source_20_Text"><text:span text:style-name="T46">The soft actor critic algorithm is an off policy actor critic method for dealing with reinforcement learning problems in continuous action spaces. It makes use of a novel framework that seeks to maximize the entropy of our agent. </text:span></text:span></text:p>
      <text:p text:style-name="P44"><text:span text:style-name="Source_20_Text"><text:span text:style-name="T46">A Replay buffer to keep track of the states the agent encountered, the actions it took, and the rewards it received along the way. A critic network that tells the agent how valuable it thinks the chosen actions were. A value network that informs the agent how valuable each state is.</text:span></text:span></text:p>
      <text:p text:style-name="P44"><text:span text:style-name="Source_20_Text"><text:span text:style-name="T37">Actor Critic with Stochastic </text:span></text:span><text:span text:style-name="Source_20_Text"><text:span text:style-name="T38">actor</text:span></text:span></text:p>
      <text:p text:style-name="P45"><text:span text:style-name="Source_20_Text"><text:span text:style-name="T39">Soft means entropy regularized. </text:span></text:span><text:span text:style-name="Source_20_Text"><text:span text:style-name="T40">This is to favour exploration</text:span></text:span></text:p>
      <text:p text:style-name="P43"><text:span text:style-name="Source_20_Text"><text:span text:style-name="T33">Critic evaluates the value of a state action pair</text:span></text:span></text:p>
      <text:p text:style-name="P42"><text:span text:style-name="Source_20_Text"><text:span text:style-name="T27">TD3 </text:span></text:span><text:span text:style-name="Source_20_Text"><text:span text:style-name="T34">(Twin Delayed Deep Deterministic)</text:span></text:span><text:span text:style-name="Source_20_Text"><text:span text:style-name="T27">, </text:span></text:span><text:span text:style-name="Source_20_Text"><text:span text:style-name="T35">have two critics, always consider the min, </text:span></text:span><text:span text:style-name="Source_20_Text"><text:span text:style-name="T36">to prevent over-estimation, </text:span></text:span><text:span text:style-name="Source_20_Text"><text:span text:style-name="T27"><text:s/>DDPG, <text:s/></text:span></text:span></text:p>
      <text:p text:style-name="P46"><text:span text:style-name="Source_20_Text"><text:span text:style-name="T8">Policy</text:span></text:span><text:span text:style-name="Source_20_Text"><text:span text:style-name="T41">- Is a probability distribution that gives us the probability of selecting an action </text:span></text:span><text:span text:style-name="Source_20_Text"><text:span text:style-name="T42">in an action space </text:span></text:span><text:span text:style-name="Source_20_Text"><text:span text:style-name="T41">given a state </text:span></text:span><text:span text:style-name="Source_20_Text"><text:span text:style-name="T42">or set of states.</text:span></text:span></text:p>
      <text:p text:style-name="P46"><text:soft-page-break/><text:span text:style-name="Source_20_Text"><text:span text:style-name="T42"/></text:span></text:p>
      <text:p text:style-name="P47"><text:span text:style-name="Source_20_Text"><text:span text:style-name="T43">Selecting an action is simple if it is a discrete </text:span></text:span><text:span text:style-name="Source_20_Text"><text:span text:style-name="T44">set of actions but for continuous action space we need </text:span></text:span><text:span text:style-name="Source_20_Text"><text:span text:style-name="T45">gaussian distribution to model it</text:span></text:span></text:p>
      <text:p text:style-name="P47"><text:span text:style-name="Source_20_Text"><text:span text:style-name="T43"/></text:span></text:p>
      <text:p text:style-name="P41"><text:span text:style-name="Source_20_Text"><text:span text:style-name="T6">Goal</text:span></text:span><text:span text:style-name="Source_20_Text"><text:span text:style-name="T28"> – </text:span></text:span><text:span text:style-name="Source_20_Text"><text:span text:style-name="T29">Get robust and stable learning in continuous action space environments</text:span></text:span></text:p>
      <text:p text:style-name="P49"><text:span text:style-name="Source_20_Text"><text:span text:style-name="T30">We are using Maximum Entropy Framework- </text:span></text:span><text:span text:style-name="Source_20_Text"><text:span text:style-name="T31">Scale the cost function in such a way that it encourages exploration </text:span></text:span><text:span text:style-name="Source_20_Text"><text:span text:style-name="T32">in such a way that it is robust to random seeds,</text:span></text:span></text:p>
      <text:p text:style-name="P48"><text:span text:style-name="Source_20_Text"><text:span text:style-name="T47">Tasks</text:span></text:span></text:p>
      <text:p text:style-name="P48"><text:span text:style-name="Source_20_Text"><text:span text:style-name="T47">Create your own OpenAIGym environmen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17:22:22.639696349</meta:creation-date>
    <dc:date>2021-02-11T17:43:53.692296361</dc:date>
    <meta:editing-duration>P3DT1H31M56S</meta:editing-duration>
    <meta:editing-cycles>226</meta:editing-cycles>
    <meta:generator>LibreOffice/6.0.7.3$Linux_X86_64 LibreOffice_project/00m0$Build-3</meta:generator>
    <meta:document-statistic meta:table-count="0" meta:image-count="0" meta:object-count="0" meta:page-count="8" meta:paragraph-count="178" meta:word-count="1194" meta:character-count="9947" meta:non-whitespace-character-count="8983"/>
  </office:meta>
</office:document-meta>
</file>